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</office:font-face-decls>
  <office:automatic-styles>
    <style:style style:name="P1" style:parent-style-name="term" style:master-page-name="MP0" style:family="paragraph">
      <style:paragraph-properties fo:break-before="page"/>
    </style:style>
    <style:style style:name="P2" style:parent-style-name="term" style:family="paragraph">
      <style:text-properties fo:background-color="#FFFF00"/>
    </style:style>
    <style:style style:name="T3" style:parent-style-name="Policepardéfaut" style:family="text">
      <style:text-properties fo:background-color="#FFFF00"/>
    </style:style>
    <style:style style:name="T4" style:parent-style-name="Policepardéfaut" style:family="text">
      <style:text-properties fo:font-style="italic" style:font-style-asian="italic" style:font-style-complex="italic" fo:background-color="#FFFF00"/>
    </style:style>
    <style:style style:name="T5" style:parent-style-name="Policepardéfaut" style:family="text">
      <style:text-properties fo:background-color="#FFFF00"/>
    </style:style>
    <style:style style:name="P6" style:parent-style-name="term" style:family="paragraph">
      <style:text-properties fo:background-color="#FFFF00"/>
    </style:style>
    <style:style style:name="T7" style:parent-style-name="Policepardéfaut" style:family="text">
      <style:text-properties fo:background-color="#FFFF00"/>
    </style:style>
    <style:style style:name="T8" style:parent-style-name="Policepardéfaut" style:family="text">
      <style:text-properties fo:font-style="italic" style:font-style-asian="italic" style:font-style-complex="italic" fo:background-color="#FFFF00"/>
    </style:style>
    <style:style style:name="T9" style:parent-style-name="Policepardéfaut" style:family="text">
      <style:text-properties fo:background-color="#FFFF00"/>
    </style:style>
    <style:style style:name="P10" style:parent-style-name="figure" style:family="paragraph">
      <style:text-properties style:font-name="Times New Roman" fo:font-size="12pt" style:font-size-asian="12pt" style:font-size-complex="12pt"/>
    </style:style>
    <style:style style:name="P11" style:parent-style-name="figure" style:family="paragraph">
      <style:text-properties style:font-name="Times New Roman" style:use-window-font-color="true" fo:font-size="12pt" style:font-size-asian="12pt" style:font-size-complex="12pt" fo:background-color="#FFFF00"/>
    </style:style>
    <style:style style:name="T12" style:parent-style-name="Policepardéfaut" style:family="text">
      <style:text-properties style:language-asian="fr" style:country-asian="FR"/>
    </style:style>
    <style:style style:name="T13" style:parent-style-name="Policepardéfaut" style:family="text">
      <style:text-properties fo:background-color="#FFFF00"/>
    </style:style>
    <style:style style:name="T14" style:parent-style-name="Policepardéfaut" style:family="text">
      <style:text-properties fo:background-color="#FFFF00"/>
    </style:style>
    <style:style style:name="T15" style:parent-style-name="Policepardéfaut" style:family="text">
      <style:text-properties fo:background-color="#FFFF00"/>
    </style:style>
    <style:style style:name="T16" style:parent-style-name="Policepardéfaut" style:family="text">
      <style:text-properties fo:background-color="#FFFF00"/>
    </style:style>
    <style:style style:name="T17" style:parent-style-name="Policepardéfaut" style:family="text">
      <style:text-properties fo:background-color="#FFFF00"/>
    </style:style>
    <style:style style:name="P18" style:parent-style-name="l" style:family="paragraph">
      <style:text-properties style:font-size-complex="12pt"/>
    </style:style>
    <style:style style:name="P19" style:parent-style-name="l" style:family="paragraph">
      <style:text-properties style:font-size-complex="12pt"/>
    </style:style>
    <style:style style:name="P20" style:parent-style-name="l" style:family="paragraph">
      <style:text-properties style:font-size-complex="12pt"/>
    </style:style>
    <style:style style:name="P21" style:parent-style-name="l" style:family="paragraph">
      <style:text-properties style:font-size-complex="12pt"/>
    </style:style>
    <style:style style:name="P22" style:parent-style-name="l" style:family="paragraph">
      <style:text-properties style:font-size-complex="12pt"/>
    </style:style>
    <style:style style:name="P23" style:parent-style-name="l" style:family="paragraph">
      <style:text-properties style:font-size-complex="12pt"/>
    </style:style>
    <style:style style:name="T24" style:parent-style-name="Policepardéfaut" style:family="text">
      <style:text-properties style:font-size-complex="12pt"/>
    </style:style>
    <style:style style:name="T25" style:parent-style-name="Policepardéfaut" style:family="text">
      <style:text-properties style:font-size-complex="12pt" fo:background-color="#FFFF00"/>
    </style:style>
    <style:style style:name="T26" style:parent-style-name="Policepardéfaut" style:family="text">
      <style:text-properties style:font-size-complex="12pt"/>
    </style:style>
    <style:style style:name="P27" style:parent-style-name="l" style:family="paragraph">
      <style:text-properties style:font-size-complex="12pt"/>
    </style:style>
    <style:style style:name="P28" style:parent-style-name="l" style:family="paragraph">
      <style:text-properties style:font-size-complex="12pt"/>
    </style:style>
    <style:style style:name="T29" style:parent-style-name="Policepardéfaut" style:family="text">
      <style:text-properties style:text-position="super 66.6%"/>
    </style:style>
    <style:style style:name="T30" style:parent-style-name="Policepardéfaut" style:family="text">
      <style:text-properties style:font-size-complex="12pt"/>
    </style:style>
    <style:style style:name="T31" style:parent-style-name="Policepardéfaut" style:family="text">
      <style:text-properties fo:background-color="#FFFF00"/>
    </style:style>
    <style:style style:name="P32" style:parent-style-name="Titre2" style:family="paragraph">
      <style:text-properties style:font-name-asian="Calibri"/>
    </style:style>
    <style:style style:name="T33" style:parent-style-name="Policepardéfaut" style:family="text">
      <style:text-properties style:font-size-complex="12pt"/>
    </style:style>
    <style:style style:name="T34" style:parent-style-name="Policepardéfaut" style:family="text">
      <style:text-properties fo:background-color="#FFFF00"/>
    </style:style>
    <style:style style:name="T35" style:parent-style-name="Policepardéfaut" style:family="text">
      <style:text-properties fo:background-color="#FFFF00"/>
    </style:style>
    <style:style style:name="T36" style:parent-style-name="Policepardéfaut" style:family="text">
      <style:text-properties fo:background-color="#FFFF00"/>
    </style:style>
    <style:style style:name="T37" style:parent-style-name="Policepardéfaut" style:family="text">
      <style:text-properties fo:background-color="#FFFF00"/>
    </style:style>
    <style:style style:name="T38" style:parent-style-name="Policepardéfaut" style:family="text">
      <style:text-properties style:font-size-complex="12pt"/>
    </style:style>
    <style:style style:name="T39" style:parent-style-name="Policepardéfaut" style:family="text">
      <style:text-properties fo:background-color="#FFFF00"/>
    </style:style>
    <style:style style:name="T40" style:parent-style-name="Policepardéfaut" style:family="text">
      <style:text-properties fo:background-color="#FFFF00"/>
    </style:style>
    <style:style style:name="T41" style:parent-style-name="Policepardéfaut" style:family="text">
      <style:text-properties fo:background-color="#FFFF00"/>
    </style:style>
    <style:style style:name="P42" style:parent-style-name="Titre2" style:family="paragraph">
      <style:text-properties style:font-name-asian="Calibri"/>
    </style:style>
    <style:style style:name="T43" style:parent-style-name="Policepardéfaut" style:family="text">
      <style:text-properties style:font-size-complex="12pt"/>
    </style:style>
    <style:style style:name="T44" style:parent-style-name="Policepardéfaut" style:family="text">
      <style:text-properties fo:background-color="#FFFF00"/>
    </style:style>
    <style:style style:name="T45" style:parent-style-name="Policepardéfaut" style:family="text">
      <style:text-properties fo:background-color="#FFFF00"/>
    </style:style>
    <style:style style:name="T46" style:parent-style-name="Policepardéfaut" style:family="text">
      <style:text-properties fo:background-color="#FFFF00"/>
    </style:style>
    <style:style style:name="T47" style:parent-style-name="Policepardéfaut" style:family="text">
      <style:text-properties style:font-name-asian="Calibri"/>
    </style:style>
    <style:style style:name="T48" style:parent-style-name="Policepardéfaut" style:family="text">
      <style:text-properties style:font-name-asian="Calibri" fo:background-color="#FFFF00"/>
    </style:style>
    <style:style style:name="T49" style:parent-style-name="Policepardéfaut" style:family="text">
      <style:text-properties style:font-name-asian="Calibri"/>
    </style:style>
    <style:style style:name="T50" style:parent-style-name="Policepardéfaut" style:family="text">
      <style:text-properties style:font-name-asian="Calibri"/>
    </style:style>
    <style:style style:name="T51" style:parent-style-name="Policepardéfaut" style:family="text">
      <style:text-properties style:font-size-complex="12pt"/>
    </style:style>
    <style:style style:name="T52" style:parent-style-name="Policepardéfaut" style:family="text">
      <style:text-properties fo:background-color="#FFFF00"/>
    </style:style>
    <style:style style:name="T53" style:parent-style-name="Policepardéfaut" style:family="text">
      <style:text-properties fo:background-color="#FFFF00"/>
    </style:style>
    <style:style style:name="T54" style:parent-style-name="Policepardéfaut" style:family="text">
      <style:text-properties fo:background-color="#FFFF00"/>
    </style:style>
    <style:style style:name="T55" style:parent-style-name="Policepardéfaut" style:family="text">
      <style:text-properties fo:background-color="#FFFF00"/>
    </style:style>
    <style:style style:name="T56" style:parent-style-name="Policepardéfaut" style:family="text">
      <style:text-properties fo:background-color="#FFFF00"/>
    </style:style>
    <style:style style:name="P57" style:parent-style-name="Titre2" style:family="paragraph">
      <style:text-properties style:font-name-asian="Calibri"/>
    </style:style>
    <style:style style:name="T58" style:parent-style-name="Policepardéfaut" style:family="text">
      <style:text-properties style:font-size-complex="12pt"/>
    </style:style>
    <style:style style:name="T59" style:parent-style-name="Policepardéfaut" style:family="text">
      <style:text-properties fo:background-color="#FFFF00"/>
    </style:style>
    <style:style style:name="T60" style:parent-style-name="Policepardéfaut" style:family="text">
      <style:text-properties style:font-size-complex="12pt"/>
    </style:style>
    <style:style style:name="T61" style:parent-style-name="Policepardéfaut" style:family="text">
      <style:text-properties style:font-name-asian="Calibri"/>
    </style:style>
    <style:style style:name="P62" style:parent-style-name="l" style:family="paragraph">
      <style:text-properties style:font-size-complex="12pt"/>
    </style:style>
    <style:style style:name="P63" style:parent-style-name="l" style:family="paragraph">
      <style:text-properties style:font-size-complex="12pt"/>
    </style:style>
    <style:style style:name="P64" style:parent-style-name="l" style:family="paragraph">
      <style:text-properties style:font-size-complex="12pt"/>
    </style:style>
    <style:style style:name="T65" style:parent-style-name="Policepardéfaut" style:family="text">
      <style:text-properties style:font-size-complex="12pt"/>
    </style:style>
    <style:style style:name="T66" style:parent-style-name="Policepardéfaut" style:family="text">
      <style:text-properties style:font-size-complex="12pt" fo:background-color="#FFFF00"/>
    </style:style>
    <style:style style:name="P67" style:parent-style-name="l" style:family="paragraph">
      <style:text-properties style:font-size-complex="12pt"/>
    </style:style>
    <style:style style:name="P68" style:parent-style-name="l" style:family="paragraph">
      <style:text-properties style:font-size-complex="12pt"/>
    </style:style>
    <style:style style:name="T69" style:parent-style-name="Policepardéfaut" style:family="text">
      <style:text-properties style:font-size-complex="12pt"/>
    </style:style>
    <style:style style:name="P70" style:parent-style-name="l" style:family="paragraph">
      <style:text-properties style:font-size-complex="12pt"/>
    </style:style>
    <style:style style:name="P71" style:parent-style-name="l" style:family="paragraph">
      <style:text-properties style:font-size-complex="12pt"/>
    </style:style>
    <style:style style:name="P72" style:parent-style-name="l" style:family="paragraph">
      <style:text-properties style:font-size-complex="12pt"/>
    </style:style>
    <style:style style:name="P73" style:parent-style-name="l" style:family="paragraph">
      <style:text-properties style:font-size-complex="12pt"/>
    </style:style>
    <style:style style:name="P74" style:parent-style-name="l" style:family="paragraph">
      <style:text-properties style:font-size-complex="12pt"/>
    </style:style>
    <style:style style:name="P75" style:parent-style-name="l" style:family="paragraph">
      <style:text-properties style:font-size-complex="12pt"/>
    </style:style>
    <style:style style:name="T76" style:parent-style-name="Policepardéfaut" style:family="text">
      <style:text-properties style:font-size-complex="12pt" fo:background-color="#FFFF00"/>
    </style:style>
    <style:style style:name="T77" style:parent-style-name="Policepardéfaut" style:family="text">
      <style:text-properties style:font-size-complex="12pt"/>
    </style:style>
    <style:style style:name="T78" style:parent-style-name="Policepardéfaut" style:family="text">
      <style:text-properties style:font-size-complex="12pt"/>
    </style:style>
    <style:style style:name="P79" style:parent-style-name="l" style:family="paragraph">
      <style:text-properties style:font-size-complex="12pt"/>
    </style:style>
    <style:style style:name="P80" style:parent-style-name="l" style:family="paragraph">
      <style:text-properties style:font-size-complex="12pt"/>
    </style:style>
    <style:style style:name="P81" style:parent-style-name="l" style:family="paragraph">
      <style:text-properties style:font-size-complex="12pt"/>
    </style:style>
    <style:style style:name="P82" style:parent-style-name="l" style:family="paragraph">
      <style:text-properties style:font-size-complex="12pt"/>
    </style:style>
    <style:style style:name="P83" style:parent-style-name="l" style:family="paragraph">
      <style:text-properties style:font-size-complex="12pt"/>
    </style:style>
    <style:style style:name="P84" style:parent-style-name="l" style:family="paragraph">
      <style:text-properties style:font-size-complex="12pt"/>
    </style:style>
    <style:style style:name="P85" style:parent-style-name="l" style:family="paragraph">
      <style:text-properties style:font-size-complex="12pt"/>
    </style:style>
    <style:style style:name="P86" style:parent-style-name="l" style:family="paragraph">
      <style:text-properties style:font-size-complex="12pt"/>
    </style:style>
    <style:style style:name="P87" style:parent-style-name="l" style:family="paragraph">
      <style:text-properties style:font-size-complex="12pt"/>
    </style:style>
    <style:style style:name="T88" style:parent-style-name="Policepardéfaut" style:family="text">
      <style:text-properties style:font-size-complex="12pt" fo:background-color="#FFFF00"/>
    </style:style>
    <style:style style:name="T89" style:parent-style-name="Policepardéfaut" style:family="text">
      <style:text-properties style:font-size-complex="12pt"/>
    </style:style>
    <style:style style:name="P90" style:parent-style-name="l" style:family="paragraph">
      <style:text-properties style:font-size-complex="12pt"/>
    </style:style>
    <style:style style:name="P91" style:parent-style-name="l" style:family="paragraph">
      <style:text-properties style:font-size-complex="12pt"/>
    </style:style>
    <style:style style:name="P92" style:parent-style-name="l" style:family="paragraph">
      <style:text-properties style:font-size-complex="12pt"/>
    </style:style>
    <style:style style:name="P93" style:parent-style-name="l" style:family="paragraph">
      <style:text-properties style:font-size-complex="12pt"/>
    </style:style>
    <style:style style:name="P94" style:parent-style-name="l" style:family="paragraph">
      <style:text-properties style:font-size-complex="12pt"/>
    </style:style>
    <style:style style:name="P95" style:parent-style-name="l" style:family="paragraph">
      <style:text-properties style:font-size-complex="12pt"/>
    </style:style>
    <style:style style:name="P96" style:parent-style-name="Titre2" style:family="paragraph">
      <style:text-properties style:font-name-asian="Calibri"/>
    </style:style>
    <style:style style:name="T97" style:parent-style-name="Policepardéfaut" style:family="text">
      <style:text-properties style:font-size-complex="12pt"/>
    </style:style>
    <style:style style:name="T98" style:parent-style-name="Policepardéfaut" style:family="text">
      <style:text-properties fo:background-color="#FFFF00"/>
    </style:style>
    <style:style style:name="T99" style:parent-style-name="Policepardéfaut" style:family="text">
      <style:text-properties fo:background-color="#FFFF00"/>
    </style:style>
    <style:style style:name="T100" style:parent-style-name="Policepardéfaut" style:family="text">
      <style:text-properties fo:background-color="#FFFF00"/>
    </style:style>
    <style:style style:name="T101" style:parent-style-name="Policepardéfaut" style:family="text">
      <style:text-properties style:text-position="super 66.6%"/>
    </style:style>
    <style:style style:name="T102" style:parent-style-name="Policepardéfaut" style:family="text">
      <style:text-properties fo:background-color="#FFFF00"/>
    </style:style>
    <style:style style:name="T103" style:parent-style-name="Policepardéfaut" style:family="text">
      <style:text-properties fo:background-color="#FFFF00"/>
    </style:style>
    <style:style style:name="T104" style:parent-style-name="Policepardéfaut" style:family="text">
      <style:text-properties fo:background-color="#FFFF00"/>
    </style:style>
    <style:style style:name="T105" style:parent-style-name="Policepardéfaut" style:family="text">
      <style:text-properties fo:background-color="#FFFF00"/>
    </style:style>
    <style:style style:name="T106" style:parent-style-name="Policepardéfaut" style:family="text">
      <style:text-properties fo:background-color="#FFFF00"/>
    </style:style>
    <style:style style:name="T107" style:parent-style-name="Policepardéfaut" style:family="text">
      <style:text-properties fo:background-color="#FFFF00"/>
    </style:style>
    <style:style style:name="T108" style:parent-style-name="Policepardéfaut" style:family="text">
      <style:text-properties style:text-position="super 66.6%"/>
    </style:style>
    <style:style style:name="P109" style:parent-style-name="l" style:family="paragraph">
      <style:text-properties style:font-size-complex="12pt"/>
    </style:style>
    <style:style style:name="P110" style:parent-style-name="l" style:family="paragraph">
      <style:text-properties style:font-size-complex="12pt"/>
    </style:style>
    <style:style style:name="P111" style:parent-style-name="l" style:family="paragraph">
      <style:text-properties style:font-size-complex="12pt"/>
    </style:style>
    <style:style style:name="P112" style:parent-style-name="l" style:family="paragraph">
      <style:text-properties style:font-size-complex="12pt"/>
    </style:style>
    <style:style style:name="P113" style:parent-style-name="l" style:family="paragraph">
      <style:text-properties style:font-size-complex="12pt"/>
    </style:style>
    <style:style style:name="P114" style:parent-style-name="l" style:family="paragraph">
      <style:text-properties style:font-size-complex="12pt"/>
    </style:style>
    <style:style style:name="P115" style:parent-style-name="l" style:family="paragraph">
      <style:text-properties style:font-size-complex="12pt"/>
    </style:style>
    <style:style style:name="T116" style:parent-style-name="Policepardéfaut" style:family="text">
      <style:text-properties style:font-size-complex="12pt"/>
    </style:style>
    <style:style style:name="T117" style:parent-style-name="Policepardéfaut" style:family="text">
      <style:text-properties style:font-size-complex="12pt" fo:background-color="#FFFF00"/>
    </style:style>
    <style:style style:name="P118" style:parent-style-name="l" style:family="paragraph">
      <style:text-properties style:font-size-complex="12pt"/>
    </style:style>
    <style:style style:name="P119" style:parent-style-name="l" style:family="paragraph">
      <style:text-properties style:font-size-complex="12pt"/>
    </style:style>
    <style:style style:name="P120" style:parent-style-name="l" style:family="paragraph">
      <style:text-properties style:font-size-complex="12pt"/>
    </style:style>
    <style:style style:name="P121" style:parent-style-name="l" style:family="paragraph">
      <style:text-properties style:font-size-complex="12pt"/>
    </style:style>
    <style:style style:name="P122" style:parent-style-name="l" style:family="paragraph">
      <style:text-properties style:font-size-complex="12pt"/>
    </style:style>
    <style:style style:name="P123" style:parent-style-name="l" style:family="paragraph">
      <style:text-properties style:font-size-complex="12pt"/>
    </style:style>
    <style:style style:name="P124" style:parent-style-name="l" style:family="paragraph">
      <style:text-properties style:font-size-complex="12pt"/>
    </style:style>
    <style:style style:name="T125" style:parent-style-name="Policepardéfaut" style:family="text">
      <style:text-properties style:font-size-complex="12pt"/>
    </style:style>
    <style:style style:name="P126" style:parent-style-name="l" style:family="paragraph">
      <style:text-properties style:font-size-complex="12pt"/>
    </style:style>
    <style:style style:name="P127" style:parent-style-name="l" style:family="paragraph">
      <style:text-properties style:font-size-complex="12pt"/>
    </style:style>
    <style:style style:name="T128" style:parent-style-name="Policepardéfaut" style:family="text">
      <style:text-properties style:font-size-complex="12pt"/>
    </style:style>
    <style:style style:name="T129" style:parent-style-name="Policepardéfaut" style:family="text">
      <style:text-properties style:font-size-complex="12pt" fo:background-color="#FFFF00"/>
    </style:style>
    <style:style style:name="T130" style:parent-style-name="Policepardéfaut" style:family="text">
      <style:text-properties style:font-size-complex="12pt"/>
    </style:style>
    <style:style style:name="P131" style:parent-style-name="l" style:family="paragraph">
      <style:text-properties style:font-size-complex="12pt"/>
    </style:style>
    <style:style style:name="P132" style:parent-style-name="l" style:family="paragraph">
      <style:text-properties style:font-size-complex="12pt"/>
    </style:style>
    <style:style style:name="P133" style:parent-style-name="l" style:family="paragraph">
      <style:text-properties style:font-size-complex="12pt"/>
    </style:style>
    <style:style style:name="T134" style:parent-style-name="Policepardéfaut" style:family="text">
      <style:text-properties style:font-size-complex="12pt"/>
    </style:style>
    <style:style style:name="T135" style:parent-style-name="Policepardéfaut" style:family="text">
      <style:text-properties style:font-size-complex="12pt" fo:background-color="#FFFF00"/>
    </style:style>
    <style:style style:name="T136" style:parent-style-name="Policepardéfaut" style:family="text">
      <style:text-properties style:font-size-complex="12pt"/>
    </style:style>
    <style:style style:name="T137" style:parent-style-name="Policepardéfaut" style:family="text">
      <style:text-properties style:font-size-complex="12pt"/>
    </style:style>
    <style:style style:name="P138" style:parent-style-name="l" style:family="paragraph">
      <style:text-properties style:font-size-complex="12pt"/>
    </style:style>
    <style:style style:name="P139" style:parent-style-name="l" style:family="paragraph">
      <style:text-properties style:font-size-complex="12pt"/>
    </style:style>
    <style:style style:name="P140" style:parent-style-name="l" style:family="paragraph">
      <style:text-properties style:font-size-complex="12pt"/>
    </style:style>
    <style:style style:name="P141" style:parent-style-name="l" style:family="paragraph">
      <style:text-properties style:font-size-complex="12pt"/>
    </style:style>
    <style:style style:name="P142" style:parent-style-name="l" style:family="paragraph">
      <style:text-properties style:font-size-complex="12pt"/>
    </style:style>
    <style:style style:name="P143" style:parent-style-name="l" style:family="paragraph">
      <style:text-properties style:font-size-complex="12pt"/>
    </style:style>
    <style:style style:name="P144" style:parent-style-name="l" style:family="paragraph">
      <style:text-properties style:font-size-complex="12pt"/>
    </style:style>
    <style:style style:name="P145" style:parent-style-name="l" style:family="paragraph">
      <style:text-properties style:font-size-complex="12pt"/>
    </style:style>
    <style:style style:name="P146" style:parent-style-name="l" style:family="paragraph">
      <style:text-properties style:font-size-complex="12pt"/>
    </style:style>
    <style:style style:name="P147" style:parent-style-name="l" style:family="paragraph">
      <style:text-properties style:font-size-complex="12pt"/>
    </style:style>
    <style:style style:name="P148" style:parent-style-name="l" style:family="paragraph">
      <style:text-properties style:font-size-complex="12pt"/>
    </style:style>
    <style:style style:name="T149" style:parent-style-name="Policepardéfaut" style:family="text">
      <style:text-properties style:font-size-complex="12pt"/>
    </style:style>
    <style:style style:name="T150" style:parent-style-name="Policepardéfaut" style:family="text">
      <style:text-properties style:font-size-complex="12pt" fo:background-color="#FFFF00"/>
    </style:style>
    <style:style style:name="P151" style:parent-style-name="l" style:family="paragraph">
      <style:text-properties style:font-size-complex="12pt"/>
    </style:style>
    <style:style style:name="P152" style:parent-style-name="l" style:family="paragraph">
      <style:text-properties style:font-size-complex="12pt"/>
    </style:style>
    <style:style style:name="P153" style:parent-style-name="l" style:family="paragraph">
      <style:text-properties style:font-size-complex="12pt"/>
    </style:style>
    <style:style style:name="T154" style:parent-style-name="Policepardéfaut" style:family="text">
      <style:text-properties style:font-size-complex="12pt"/>
    </style:style>
    <style:style style:name="T155" style:parent-style-name="Policepardéfaut" style:family="text">
      <style:text-properties style:font-size-complex="12pt"/>
    </style:style>
    <style:style style:name="T156" style:parent-style-name="Policepardéfaut" style:family="text">
      <style:text-properties style:font-size-complex="12pt" fo:background-color="#FFFF00"/>
    </style:style>
    <style:style style:name="P157" style:parent-style-name="l" style:family="paragraph">
      <style:text-properties style:font-size-complex="12pt"/>
    </style:style>
    <style:style style:name="P158" style:parent-style-name="l" style:family="paragraph">
      <style:text-properties style:font-size-complex="12pt"/>
    </style:style>
    <style:style style:name="P159" style:parent-style-name="l" style:family="paragraph">
      <style:text-properties style:font-size-complex="12pt"/>
    </style:style>
    <style:style style:name="P160" style:parent-style-name="l" style:family="paragraph">
      <style:text-properties style:font-size-complex="12pt"/>
    </style:style>
    <style:style style:name="P161" style:parent-style-name="l" style:family="paragraph">
      <style:text-properties style:font-size-complex="12pt"/>
    </style:style>
    <style:style style:name="P162" style:parent-style-name="l" style:family="paragraph">
      <style:text-properties style:font-size-complex="12pt"/>
    </style:style>
    <style:style style:name="P163" style:parent-style-name="l" style:family="paragraph">
      <style:text-properties style:font-size-complex="12pt"/>
    </style:style>
    <style:style style:name="P164" style:parent-style-name="l" style:family="paragraph">
      <style:text-properties style:font-size-complex="12pt"/>
    </style:style>
    <style:style style:name="P165" style:parent-style-name="l" style:family="paragraph">
      <style:text-properties style:font-size-complex="12pt"/>
    </style:style>
    <style:style style:name="P166" style:parent-style-name="l" style:family="paragraph">
      <style:text-properties style:font-size-complex="12pt"/>
    </style:style>
    <style:style style:name="P167" style:parent-style-name="l" style:family="paragraph">
      <style:text-properties style:font-size-complex="12pt"/>
    </style:style>
    <style:style style:name="P168" style:parent-style-name="l" style:family="paragraph">
      <style:text-properties style:font-size-complex="12pt"/>
    </style:style>
    <style:style style:name="P169" style:parent-style-name="l" style:family="paragraph">
      <style:text-properties style:font-size-complex="12pt"/>
    </style:style>
    <style:style style:name="P170" style:parent-style-name="l" style:family="paragraph">
      <style:text-properties style:font-size-complex="12pt"/>
    </style:style>
    <style:style style:name="T171" style:parent-style-name="Policepardéfaut" style:family="text">
      <style:text-properties style:font-size-complex="12pt"/>
    </style:style>
    <style:style style:name="T172" style:parent-style-name="Policepardéfaut" style:family="text">
      <style:text-properties style:font-size-complex="12pt" fo:background-color="#FFFF00"/>
    </style:style>
    <style:style style:name="T173" style:parent-style-name="Policepardéfaut" style:family="text">
      <style:text-properties style:font-size-complex="12pt"/>
    </style:style>
    <style:style style:name="P174" style:parent-style-name="l" style:family="paragraph">
      <style:text-properties style:font-size-complex="12pt"/>
    </style:style>
    <style:style style:name="P175" style:parent-style-name="l" style:family="paragraph">
      <style:text-properties style:font-size-complex="12pt"/>
    </style:style>
    <style:style style:name="P176" style:parent-style-name="l" style:family="paragraph">
      <style:text-properties style:font-size-complex="12pt"/>
    </style:style>
    <style:style style:name="P177" style:parent-style-name="l" style:family="paragraph">
      <style:text-properties style:font-size-complex="12pt"/>
    </style:style>
    <style:style style:name="P178" style:parent-style-name="l" style:family="paragraph">
      <style:text-properties style:font-size-complex="12pt"/>
    </style:style>
    <style:style style:name="P179" style:parent-style-name="l" style:family="paragraph">
      <style:text-properties style:font-size-complex="12pt"/>
    </style:style>
    <style:style style:name="P180" style:parent-style-name="l" style:family="paragraph">
      <style:text-properties style:font-size-complex="12pt"/>
    </style:style>
    <style:style style:name="T181" style:parent-style-name="Policepardéfaut" style:family="text">
      <style:text-properties style:font-size-complex="12pt"/>
    </style:style>
    <style:style style:name="P182" style:parent-style-name="l" style:family="paragraph">
      <style:text-properties style:font-size-complex="12pt"/>
    </style:style>
    <style:style style:name="P183" style:parent-style-name="l" style:family="paragraph">
      <style:text-properties style:font-size-complex="12pt"/>
    </style:style>
    <style:style style:name="P184" style:parent-style-name="l" style:family="paragraph">
      <style:text-properties style:font-size-complex="12pt"/>
    </style:style>
    <style:style style:name="T185" style:parent-style-name="Policepardéfaut" style:family="text">
      <style:text-properties style:font-size-complex="12pt"/>
    </style:style>
    <style:style style:name="T186" style:parent-style-name="Policepardéfaut" style:family="text">
      <style:text-properties style:font-size-complex="12pt" fo:background-color="#FFFF00"/>
    </style:style>
    <style:style style:name="T187" style:parent-style-name="Policepardéfaut" style:family="text">
      <style:text-properties style:font-size-complex="12pt"/>
    </style:style>
    <style:style style:name="P188" style:parent-style-name="l" style:family="paragraph">
      <style:text-properties style:font-size-complex="12pt"/>
    </style:style>
    <style:style style:name="P189" style:parent-style-name="l" style:family="paragraph">
      <style:text-properties style:font-size-complex="12pt"/>
    </style:style>
    <style:style style:name="P190" style:parent-style-name="l" style:family="paragraph">
      <style:text-properties style:font-size-complex="12pt"/>
    </style:style>
    <style:style style:name="P191" style:parent-style-name="l" style:family="paragraph">
      <style:text-properties style:font-size-complex="12pt"/>
    </style:style>
    <style:style style:name="P192" style:parent-style-name="l" style:family="paragraph">
      <style:text-properties style:font-size-complex="12pt"/>
    </style:style>
    <style:style style:name="P193" style:parent-style-name="l" style:family="paragraph">
      <style:text-properties style:font-size-complex="12pt"/>
    </style:style>
    <style:style style:name="P194" style:parent-style-name="l" style:family="paragraph">
      <style:text-properties style:font-size-complex="12pt"/>
    </style:style>
    <style:style style:name="T195" style:parent-style-name="Policepardéfaut" style:family="text">
      <style:text-properties style:font-size-complex="12pt"/>
    </style:style>
    <style:style style:name="T196" style:parent-style-name="Policepardéfaut" style:family="text">
      <style:text-properties style:font-size-complex="12pt" fo:background-color="#FFFF00"/>
    </style:style>
    <style:style style:name="P197" style:parent-style-name="l" style:family="paragraph">
      <style:text-properties style:font-size-complex="12pt"/>
    </style:style>
    <style:style style:name="P198" style:parent-style-name="l" style:family="paragraph">
      <style:text-properties style:font-size-complex="12pt"/>
    </style:style>
    <style:style style:name="P199" style:parent-style-name="l" style:family="paragraph">
      <style:text-properties style:font-size-complex="12pt"/>
    </style:style>
    <style:style style:name="P200" style:parent-style-name="l" style:family="paragraph">
      <style:text-properties style:font-size-complex="12pt"/>
    </style:style>
    <style:style style:name="P201" style:parent-style-name="l" style:family="paragraph">
      <style:text-properties style:font-size-complex="12pt"/>
    </style:style>
    <style:style style:name="P202" style:parent-style-name="Titre2" style:family="paragraph">
      <style:text-properties style:font-name-asian="Calibri"/>
    </style:style>
    <style:style style:name="T203" style:parent-style-name="Policepardéfaut" style:family="text">
      <style:text-properties style:font-size-complex="12pt"/>
    </style:style>
    <style:style style:name="T204" style:parent-style-name="Policepardéfaut" style:family="text">
      <style:text-properties fo:background-color="#FFFF00"/>
    </style:style>
    <style:style style:name="T205" style:parent-style-name="Policepardéfaut" style:family="text">
      <style:text-properties fo:background-color="#FFFF00"/>
    </style:style>
    <style:style style:name="T206" style:parent-style-name="Policepardéfaut" style:family="text">
      <style:text-properties fo:background-color="#FFFF00"/>
    </style:style>
    <style:style style:name="T207" style:parent-style-name="Policepardéfaut" style:family="text">
      <style:text-properties fo:background-color="#FFFF00"/>
    </style:style>
    <style:style style:name="T208" style:parent-style-name="Policepardéfaut" style:family="text">
      <style:text-properties fo:background-color="#FFFF00"/>
    </style:style>
    <style:style style:name="T209" style:parent-style-name="Policepardéfaut" style:family="text">
      <style:text-properties style:text-position="super 66.6%"/>
    </style:style>
    <style:style style:name="T210" style:parent-style-name="Policepardéfaut" style:family="text">
      <style:text-properties style:text-position="super 66.6%"/>
    </style:style>
    <style:style style:name="T211" style:parent-style-name="Policepardéfaut" style:family="text">
      <style:text-properties fo:background-color="#FFFF00"/>
    </style:style>
    <style:style style:name="T212" style:parent-style-name="Policepardéfaut" style:family="text">
      <style:text-properties fo:background-color="#FFFF00"/>
    </style:style>
    <style:style style:name="T213" style:parent-style-name="Policepardéfaut" style:family="text">
      <style:text-properties style:font-size-complex="12pt"/>
    </style:style>
    <style:style style:name="T214" style:parent-style-name="Policepardéfaut" style:family="text">
      <style:text-properties fo:background-color="#FFFF00"/>
    </style:style>
    <style:style style:name="T215" style:parent-style-name="Policepardéfaut" style:family="text">
      <style:text-properties fo:background-color="#FFFF00"/>
    </style:style>
    <style:style style:name="T216" style:parent-style-name="Policepardéfaut" style:family="text">
      <style:text-properties fo:background-color="#FFFF00"/>
    </style:style>
    <style:style style:name="T217" style:parent-style-name="Policepardéfaut" style:family="text">
      <style:text-properties fo:background-color="#FFFF00"/>
    </style:style>
    <style:style style:name="T218" style:parent-style-name="Policepardéfaut" style:family="text">
      <style:text-properties style:text-position="super 66.6%"/>
    </style:style>
    <style:style style:name="T219" style:parent-style-name="Policepardéfaut" style:family="text">
      <style:text-properties fo:background-color="#FFFF00"/>
    </style:style>
    <style:style style:name="T220" style:parent-style-name="Policepardéfaut" style:family="text">
      <style:text-properties style:text-position="super 66.6%"/>
    </style:style>
    <style:style style:name="T221" style:parent-style-name="Policepardéfaut" style:family="text">
      <style:text-properties style:text-position="super 66.6%"/>
    </style:style>
    <style:style style:name="T222" style:parent-style-name="Policepardéfaut" style:family="text">
      <style:text-properties style:text-position="super 66.6%"/>
    </style:style>
    <style:style style:name="T223" style:parent-style-name="Policepardéfaut" style:family="text">
      <style:text-properties style:text-position="super 66.6%"/>
    </style:style>
    <style:style style:name="T224" style:parent-style-name="Policepardéfaut" style:family="text">
      <style:text-properties fo:background-color="#FFFF00"/>
    </style:style>
    <style:style style:name="T225" style:parent-style-name="Policepardéfaut" style:family="text">
      <style:text-properties style:font-size-complex="12pt"/>
    </style:style>
    <style:style style:name="T226" style:parent-style-name="Policepardéfaut" style:family="text">
      <style:text-properties style:font-size-complex="12pt"/>
    </style:style>
    <style:style style:name="T227" style:parent-style-name="Policepardéfaut" style:family="text">
      <style:text-properties style:font-size-complex="12pt"/>
    </style:style>
    <style:style style:name="T228" style:parent-style-name="Policepardéfaut" style:family="text">
      <style:text-properties style:font-size-complex="12pt"/>
    </style:style>
    <style:style style:name="T229" style:parent-style-name="Policepardéfaut" style:family="text">
      <style:text-properties style:font-size-complex="12pt"/>
    </style:style>
    <style:style style:name="T230" style:parent-style-name="Policepardéfaut" style:family="text">
      <style:text-properties style:font-size-complex="12pt"/>
    </style:style>
    <style:style style:name="T231" style:parent-style-name="Policepardéfaut" style:family="text">
      <style:text-properties fo:background-color="#FFFF00"/>
    </style:style>
    <style:style style:name="T232" style:parent-style-name="Policepardéfaut" style:family="text">
      <style:text-properties style:font-size-complex="12pt"/>
    </style:style>
    <style:style style:name="T233" style:parent-style-name="Policepardéfaut" style:family="text">
      <style:text-properties fo:background-color="#FFFF00"/>
    </style:style>
    <style:style style:name="P234" style:parent-style-name="Titre2" style:family="paragraph">
      <style:text-properties style:font-name-asian="Calibri"/>
    </style:style>
    <style:style style:name="T235" style:parent-style-name="Policepardéfaut" style:family="text">
      <style:text-properties style:font-size-complex="12pt"/>
    </style:style>
    <style:style style:name="T236" style:parent-style-name="Policepardéfaut" style:family="text">
      <style:text-properties style:font-size-complex="12pt" fo:background-color="#FFFF00"/>
    </style:style>
    <style:style style:name="T237" style:parent-style-name="Policepardéfaut" style:family="text">
      <style:text-properties style:font-size-complex="12pt"/>
    </style:style>
    <style:style style:name="T238" style:parent-style-name="Policepardéfaut" style:family="text">
      <style:text-properties fo:background-color="#FFFF00"/>
    </style:style>
    <style:style style:name="T239" style:parent-style-name="Policepardéfaut" style:family="text">
      <style:text-properties style:font-name-asian="Calibri"/>
    </style:style>
    <style:style style:name="T240" style:parent-style-name="Policepardéfaut" style:family="text">
      <style:text-properties style:font-name-asian="Calibri" fo:background-color="#FFFF00"/>
    </style:style>
    <style:style style:name="T241" style:parent-style-name="Policepardéfaut" style:family="text">
      <style:text-properties style:font-name-asian="Calibri"/>
    </style:style>
    <style:style style:name="T242" style:parent-style-name="Policepardéfaut" style:family="text">
      <style:text-properties style:font-name-asian="Calibri"/>
    </style:style>
    <style:style style:name="T243" style:parent-style-name="Policepardéfaut" style:family="text">
      <style:text-properties style:font-name-asian="Calibri"/>
    </style:style>
    <style:style style:name="T244" style:parent-style-name="Policepardéfaut" style:family="text">
      <style:text-properties fo:background-color="#FFFF00"/>
    </style:style>
    <style:style style:name="P245" style:parent-style-name="l" style:family="paragraph">
      <style:text-properties style:font-size-complex="12pt"/>
    </style:style>
    <style:style style:name="P246" style:parent-style-name="l" style:family="paragraph">
      <style:text-properties style:font-size-complex="12pt"/>
    </style:style>
    <style:style style:name="P247" style:parent-style-name="l" style:family="paragraph">
      <style:text-properties style:font-size-complex="12pt"/>
    </style:style>
    <style:style style:name="P248" style:parent-style-name="l" style:family="paragraph">
      <style:text-properties style:font-size-complex="12pt"/>
    </style:style>
    <style:style style:name="P249" style:parent-style-name="l" style:family="paragraph">
      <style:text-properties style:font-size-complex="12pt"/>
    </style:style>
    <style:style style:name="P250" style:parent-style-name="l" style:family="paragraph">
      <style:text-properties style:font-size-complex="12pt"/>
    </style:style>
    <style:style style:name="P251" style:parent-style-name="l" style:family="paragraph">
      <style:text-properties style:font-size-complex="12pt"/>
    </style:style>
    <style:style style:name="P252" style:parent-style-name="l" style:family="paragraph">
      <style:text-properties style:font-size-complex="12pt"/>
    </style:style>
    <style:style style:name="P253" style:parent-style-name="l" style:family="paragraph">
      <style:text-properties style:font-size-complex="12pt"/>
    </style:style>
    <style:style style:name="P254" style:parent-style-name="l" style:family="paragraph">
      <style:text-properties style:font-size-complex="12pt"/>
    </style:style>
    <style:style style:name="P255" style:parent-style-name="l" style:family="paragraph">
      <style:text-properties style:font-size-complex="12pt"/>
    </style:style>
    <style:style style:name="P256" style:parent-style-name="l" style:family="paragraph">
      <style:text-properties style:font-size-complex="12pt"/>
    </style:style>
    <style:style style:name="P257" style:parent-style-name="l" style:family="paragraph">
      <style:text-properties style:font-size-complex="12pt"/>
    </style:style>
    <style:style style:name="P258" style:parent-style-name="l" style:family="paragraph">
      <style:text-properties style:font-size-complex="12pt"/>
    </style:style>
    <style:style style:name="P259" style:parent-style-name="l" style:family="paragraph">
      <style:text-properties style:font-size-complex="12pt"/>
    </style:style>
    <style:style style:name="P260" style:parent-style-name="l" style:family="paragraph">
      <style:text-properties style:font-size-complex="12pt"/>
    </style:style>
    <style:style style:name="P261" style:parent-style-name="l" style:family="paragraph">
      <style:text-properties style:font-size-complex="12pt"/>
    </style:style>
    <style:style style:name="P262" style:parent-style-name="l" style:family="paragraph">
      <style:text-properties style:font-size-complex="12pt"/>
    </style:style>
    <style:style style:name="P263" style:parent-style-name="l" style:family="paragraph">
      <style:text-properties style:font-size-complex="12pt"/>
    </style:style>
    <style:style style:name="P264" style:parent-style-name="l" style:family="paragraph">
      <style:text-properties style:font-size-complex="12pt"/>
    </style:style>
    <style:style style:name="P265" style:parent-style-name="l" style:family="paragraph">
      <style:text-properties style:font-size-complex="12pt"/>
    </style:style>
    <style:style style:name="P266" style:parent-style-name="l" style:family="paragraph">
      <style:text-properties style:font-size-complex="12pt"/>
    </style:style>
    <style:style style:name="T267" style:parent-style-name="Policepardéfaut" style:family="text">
      <style:text-properties style:font-size-complex="12pt"/>
    </style:style>
    <style:style style:name="T268" style:parent-style-name="Policepardéfaut" style:family="text">
      <style:text-properties style:font-size-complex="12pt" fo:background-color="#FFFF00"/>
    </style:style>
    <style:style style:name="P269" style:parent-style-name="l" style:family="paragraph">
      <style:text-properties style:font-size-complex="12pt"/>
    </style:style>
    <style:style style:name="P270" style:parent-style-name="l" style:family="paragraph">
      <style:text-properties style:font-size-complex="12pt"/>
    </style:style>
    <style:style style:name="P271" style:parent-style-name="l" style:family="paragraph">
      <style:text-properties style:font-size-complex="12pt"/>
    </style:style>
    <style:style style:name="P272" style:parent-style-name="l" style:family="paragraph">
      <style:text-properties style:font-size-complex="12pt"/>
    </style:style>
    <style:style style:name="T273" style:parent-style-name="Policepardéfaut" style:family="text">
      <style:text-properties style:font-size-complex="12pt"/>
    </style:style>
    <style:style style:name="T274" style:parent-style-name="Policepardéfaut" style:family="text">
      <style:text-properties style:font-size-complex="12pt"/>
    </style:style>
    <style:style style:name="P275" style:parent-style-name="l" style:family="paragraph">
      <style:text-properties style:font-size-complex="12pt"/>
    </style:style>
    <style:style style:name="P276" style:parent-style-name="l" style:family="paragraph">
      <style:text-properties style:font-size-complex="12pt"/>
    </style:style>
    <style:style style:name="P277" style:parent-style-name="l" style:family="paragraph">
      <style:text-properties style:font-size-complex="12pt"/>
    </style:style>
    <style:style style:name="P278" style:parent-style-name="l" style:family="paragraph">
      <style:text-properties style:font-size-complex="12pt"/>
    </style:style>
    <style:style style:name="P279" style:parent-style-name="l" style:family="paragraph">
      <style:text-properties style:font-size-complex="12pt"/>
    </style:style>
    <style:style style:name="P280" style:parent-style-name="l" style:family="paragraph">
      <style:text-properties style:font-size-complex="12pt"/>
    </style:style>
    <style:style style:name="T281" style:parent-style-name="Policepardéfaut" style:family="text">
      <style:text-properties style:font-size-complex="12pt" fo:background-color="#FFFF00"/>
    </style:style>
    <style:style style:name="P282" style:parent-style-name="l" style:family="paragraph">
      <style:text-properties style:font-size-complex="12pt"/>
    </style:style>
    <style:style style:name="P283" style:parent-style-name="l" style:family="paragraph">
      <style:text-properties style:font-size-complex="12pt"/>
    </style:style>
    <style:style style:name="T284" style:parent-style-name="Policepardéfaut" style:family="text">
      <style:text-properties style:font-size-complex="12pt"/>
    </style:style>
    <style:style style:name="T285" style:parent-style-name="Policepardéfaut" style:family="text">
      <style:text-properties style:font-size-complex="12pt" fo:background-color="#FFFF00"/>
    </style:style>
    <style:style style:name="T286" style:parent-style-name="Policepardéfaut" style:family="text">
      <style:text-properties style:font-size-complex="12pt"/>
    </style:style>
    <style:style style:name="P287" style:parent-style-name="l" style:family="paragraph">
      <style:text-properties style:font-size-complex="12pt"/>
    </style:style>
    <style:style style:name="P288" style:parent-style-name="l" style:family="paragraph">
      <style:text-properties style:font-size-complex="12pt"/>
    </style:style>
    <style:style style:name="P289" style:parent-style-name="l" style:family="paragraph">
      <style:text-properties style:font-size-complex="12pt"/>
    </style:style>
    <style:style style:name="P290" style:parent-style-name="l" style:family="paragraph">
      <style:text-properties style:font-size-complex="12pt"/>
    </style:style>
    <style:style style:name="P291" style:parent-style-name="l" style:family="paragraph">
      <style:text-properties style:font-size-complex="12pt"/>
    </style:style>
    <style:style style:name="P292" style:parent-style-name="l" style:family="paragraph">
      <style:text-properties style:font-size-complex="12pt"/>
    </style:style>
    <style:style style:name="P293" style:parent-style-name="l" style:family="paragraph">
      <style:text-properties style:font-size-complex="12pt"/>
    </style:style>
    <style:style style:name="P294" style:parent-style-name="l" style:family="paragraph">
      <style:text-properties style:font-size-complex="12pt"/>
    </style:style>
    <style:style style:name="P295" style:parent-style-name="l" style:family="paragraph">
      <style:text-properties style:font-size-complex="12pt"/>
    </style:style>
    <style:style style:name="P296" style:parent-style-name="l" style:family="paragraph">
      <style:text-properties style:font-size-complex="12pt"/>
    </style:style>
    <style:style style:name="P297" style:parent-style-name="l" style:family="paragraph">
      <style:text-properties style:font-size-complex="12pt"/>
    </style:style>
    <style:style style:name="P298" style:parent-style-name="l" style:family="paragraph">
      <style:text-properties style:font-size-complex="12pt"/>
    </style:style>
    <style:style style:name="P299" style:parent-style-name="l" style:family="paragraph">
      <style:text-properties style:font-size-complex="12pt"/>
    </style:style>
    <style:style style:name="P300" style:parent-style-name="l" style:family="paragraph">
      <style:text-properties style:font-size-complex="12pt"/>
    </style:style>
    <style:style style:name="P301" style:parent-style-name="l" style:family="paragraph">
      <style:text-properties style:font-size-complex="12pt"/>
    </style:style>
    <style:style style:name="P302" style:parent-style-name="l" style:family="paragraph">
      <style:text-properties style:font-size-complex="12pt"/>
    </style:style>
    <style:style style:name="P303" style:parent-style-name="l" style:family="paragraph">
      <style:text-properties style:font-size-complex="12pt"/>
    </style:style>
    <style:style style:name="P304" style:parent-style-name="l" style:family="paragraph">
      <style:text-properties style:font-size-complex="12pt"/>
    </style:style>
    <style:style style:name="P305" style:parent-style-name="l" style:family="paragraph">
      <style:text-properties style:font-size-complex="12pt"/>
    </style:style>
    <style:style style:name="P306" style:parent-style-name="l" style:family="paragraph">
      <style:text-properties style:font-size-complex="12pt"/>
    </style:style>
    <style:style style:name="P307" style:parent-style-name="l" style:family="paragraph">
      <style:text-properties style:font-size-complex="12pt"/>
    </style:style>
    <style:style style:name="P308" style:parent-style-name="l" style:family="paragraph">
      <style:text-properties style:font-size-complex="12pt"/>
    </style:style>
    <style:style style:name="P309" style:parent-style-name="l" style:family="paragraph">
      <style:text-properties style:font-size-complex="12pt"/>
    </style:style>
    <style:style style:name="P310" style:parent-style-name="l" style:family="paragraph">
      <style:text-properties style:font-size-complex="12pt"/>
    </style:style>
    <style:style style:name="P311" style:parent-style-name="l" style:family="paragraph">
      <style:text-properties style:font-size-complex="12pt"/>
    </style:style>
    <style:style style:name="P312" style:parent-style-name="l" style:family="paragraph">
      <style:text-properties style:font-size-complex="12pt"/>
    </style:style>
    <style:style style:name="P313" style:parent-style-name="l" style:family="paragraph">
      <style:text-properties style:font-size-complex="12pt"/>
    </style:style>
    <style:style style:name="P314" style:parent-style-name="l" style:family="paragraph">
      <style:text-properties style:font-size-complex="12pt"/>
    </style:style>
    <style:style style:name="P315" style:parent-style-name="l" style:family="paragraph">
      <style:text-properties style:font-size-complex="12pt"/>
    </style:style>
    <style:style style:name="P316" style:parent-style-name="l" style:family="paragraph">
      <style:text-properties style:font-size-complex="12pt"/>
    </style:style>
    <style:style style:name="P317" style:parent-style-name="l" style:family="paragraph">
      <style:text-properties style:font-size-complex="12pt"/>
    </style:style>
    <style:style style:name="P318" style:parent-style-name="l" style:family="paragraph">
      <style:text-properties style:font-size-complex="12pt"/>
    </style:style>
    <style:style style:name="P319" style:parent-style-name="l" style:family="paragraph">
      <style:text-properties style:font-size-complex="12pt"/>
    </style:style>
    <style:style style:name="P320" style:parent-style-name="l" style:family="paragraph">
      <style:text-properties style:font-size-complex="12pt"/>
    </style:style>
    <style:style style:name="T321" style:parent-style-name="Policepardéfaut" style:family="text">
      <style:text-properties style:font-size-complex="12pt" fo:background-color="#FFFF00"/>
    </style:style>
    <style:style style:name="P322" style:parent-style-name="l" style:family="paragraph">
      <style:text-properties style:font-size-complex="12pt"/>
    </style:style>
    <style:style style:name="P323" style:parent-style-name="l" style:family="paragraph">
      <style:text-properties style:font-size-complex="12pt"/>
    </style:style>
    <style:style style:name="P324" style:parent-style-name="l" style:family="paragraph">
      <style:text-properties style:font-size-complex="12pt"/>
    </style:style>
    <style:style style:name="P325" style:parent-style-name="l" style:family="paragraph">
      <style:text-properties style:font-size-complex="12pt"/>
    </style:style>
    <style:style style:name="T326" style:parent-style-name="Policepardéfaut" style:family="text">
      <style:text-properties style:font-size-complex="12pt"/>
    </style:style>
    <style:style style:name="T327" style:parent-style-name="Policepardéfaut" style:family="text">
      <style:text-properties style:font-size-complex="12pt" fo:background-color="#FFFF00"/>
    </style:style>
    <style:style style:name="T328" style:parent-style-name="Policepardéfaut" style:family="text">
      <style:text-properties style:font-size-complex="12pt"/>
    </style:style>
    <style:style style:name="P329" style:parent-style-name="l" style:family="paragraph">
      <style:text-properties style:font-size-complex="12pt"/>
    </style:style>
    <style:style style:name="P330" style:parent-style-name="l" style:family="paragraph">
      <style:text-properties style:font-size-complex="12pt"/>
    </style:style>
    <style:style style:name="P331" style:parent-style-name="l" style:family="paragraph">
      <style:text-properties style:font-size-complex="12pt"/>
    </style:style>
    <style:style style:name="P332" style:parent-style-name="l" style:family="paragraph">
      <style:text-properties style:font-size-complex="12pt"/>
    </style:style>
    <style:style style:name="P333" style:parent-style-name="l" style:family="paragraph">
      <style:text-properties style:font-size-complex="12pt"/>
    </style:style>
    <style:style style:name="P334" style:parent-style-name="l" style:family="paragraph">
      <style:text-properties style:font-size-complex="12pt"/>
    </style:style>
    <style:style style:name="P335" style:parent-style-name="l" style:family="paragraph">
      <style:text-properties style:font-size-complex="12pt"/>
    </style:style>
    <style:style style:name="P336" style:parent-style-name="l" style:family="paragraph">
      <style:text-properties style:font-size-complex="12pt"/>
    </style:style>
    <style:style style:name="P337" style:parent-style-name="l" style:family="paragraph">
      <style:text-properties style:font-size-complex="12pt"/>
    </style:style>
    <style:style style:name="P338" style:parent-style-name="l" style:family="paragraph">
      <style:text-properties style:font-size-complex="12pt"/>
    </style:style>
    <style:style style:name="P339" style:parent-style-name="l" style:family="paragraph">
      <style:text-properties style:font-size-complex="12pt"/>
    </style:style>
    <style:style style:name="P340" style:parent-style-name="l" style:family="paragraph">
      <style:text-properties style:font-size-complex="12pt"/>
    </style:style>
    <style:style style:name="P341" style:parent-style-name="l" style:family="paragraph">
      <style:text-properties style:font-size-complex="12pt"/>
    </style:style>
    <style:style style:name="P342" style:parent-style-name="l" style:family="paragraph">
      <style:text-properties style:font-size-complex="12pt"/>
    </style:style>
    <style:style style:name="P343" style:parent-style-name="l" style:family="paragraph">
      <style:text-properties style:font-size-complex="12pt"/>
    </style:style>
    <style:style style:name="P344" style:parent-style-name="l" style:family="paragraph">
      <style:text-properties style:font-size-complex="12pt"/>
    </style:style>
    <style:style style:name="P345" style:parent-style-name="l" style:family="paragraph">
      <style:text-properties style:font-size-complex="12pt"/>
    </style:style>
    <style:style style:name="T346" style:parent-style-name="Policepardéfaut" style:family="text">
      <style:text-properties style:font-size-complex="12pt" fo:background-color="#FFFF00"/>
    </style:style>
    <style:style style:name="T347" style:parent-style-name="Policepardéfaut" style:family="text">
      <style:text-properties style:font-size-complex="12pt"/>
    </style:style>
    <style:style style:name="P348" style:parent-style-name="l" style:family="paragraph">
      <style:text-properties style:font-size-complex="12pt"/>
    </style:style>
    <style:style style:name="P349" style:parent-style-name="l" style:family="paragraph">
      <style:text-properties style:font-size-complex="12pt"/>
    </style:style>
    <style:style style:name="P350" style:parent-style-name="l" style:family="paragraph">
      <style:text-properties style:font-size-complex="12pt"/>
    </style:style>
    <style:style style:name="P351" style:parent-style-name="l" style:family="paragraph">
      <style:text-properties style:font-size-complex="12pt"/>
    </style:style>
    <style:style style:name="P352" style:parent-style-name="l" style:family="paragraph">
      <style:text-properties style:font-size-complex="12pt"/>
    </style:style>
    <style:style style:name="P353" style:parent-style-name="l" style:family="paragraph">
      <style:text-properties style:font-size-complex="12pt"/>
    </style:style>
    <style:style style:name="P354" style:parent-style-name="l" style:family="paragraph">
      <style:text-properties style:font-size-complex="12pt"/>
    </style:style>
    <style:style style:name="P355" style:parent-style-name="l" style:family="paragraph">
      <style:text-properties style:font-size-complex="12pt"/>
    </style:style>
    <style:style style:name="P356" style:parent-style-name="l" style:family="paragraph">
      <style:text-properties style:font-size-complex="12pt"/>
    </style:style>
    <style:style style:name="P357" style:parent-style-name="l" style:family="paragraph">
      <style:text-properties style:font-size-complex="12pt"/>
    </style:style>
    <style:style style:name="P358" style:parent-style-name="l" style:family="paragraph">
      <style:text-properties style:font-size-complex="12pt"/>
    </style:style>
    <style:style style:name="P359" style:parent-style-name="l" style:family="paragraph">
      <style:text-properties style:font-size-complex="12pt"/>
    </style:style>
    <style:style style:name="T360" style:parent-style-name="Policepardéfaut" style:family="text">
      <style:text-properties style:font-size-complex="12pt" fo:background-color="#FFFF00"/>
    </style:style>
    <style:style style:name="P361" style:parent-style-name="l" style:family="paragraph">
      <style:text-properties style:font-size-complex="12pt"/>
    </style:style>
    <style:style style:name="P362" style:parent-style-name="l" style:family="paragraph">
      <style:text-properties style:font-size-complex="12pt"/>
    </style:style>
    <style:style style:name="P363" style:parent-style-name="l" style:family="paragraph">
      <style:text-properties style:font-size-complex="12pt"/>
    </style:style>
    <style:style style:name="P364" style:parent-style-name="l" style:family="paragraph">
      <style:text-properties style:font-size-complex="12pt"/>
    </style:style>
    <style:style style:name="P365" style:parent-style-name="l" style:family="paragraph">
      <style:text-properties style:font-size-complex="12pt"/>
    </style:style>
    <style:style style:name="P366" style:parent-style-name="l" style:family="paragraph">
      <style:text-properties style:font-size-complex="12pt"/>
    </style:style>
    <style:style style:name="P367" style:parent-style-name="l" style:family="paragraph">
      <style:text-properties style:font-size-complex="12pt"/>
    </style:style>
    <style:style style:name="P368" style:parent-style-name="l" style:family="paragraph">
      <style:text-properties style:font-size-complex="12pt"/>
    </style:style>
    <style:style style:name="P369" style:parent-style-name="l" style:family="paragraph">
      <style:text-properties style:font-size-complex="12pt"/>
    </style:style>
    <style:style style:name="P370" style:parent-style-name="l" style:family="paragraph">
      <style:text-properties style:font-size-complex="12pt"/>
    </style:style>
    <style:style style:name="P371" style:parent-style-name="l" style:family="paragraph">
      <style:text-properties style:font-size-complex="12pt"/>
    </style:style>
    <style:style style:name="P372" style:parent-style-name="l" style:family="paragraph">
      <style:text-properties style:font-size-complex="12pt"/>
    </style:style>
    <style:style style:name="P373" style:parent-style-name="l" style:family="paragraph">
      <style:text-properties style:font-size-complex="12pt"/>
    </style:style>
    <style:style style:name="P374" style:parent-style-name="l" style:family="paragraph">
      <style:text-properties style:font-size-complex="12pt"/>
    </style:style>
    <style:style style:name="P375" style:parent-style-name="l" style:family="paragraph">
      <style:text-properties style:font-size-complex="12pt"/>
    </style:style>
    <style:style style:name="P376" style:parent-style-name="l" style:family="paragraph">
      <style:text-properties style:font-size-complex="12pt"/>
    </style:style>
    <style:style style:name="P377" style:parent-style-name="l" style:family="paragraph">
      <style:text-properties style:font-size-complex="12pt"/>
    </style:style>
    <style:style style:name="P378" style:parent-style-name="l" style:family="paragraph">
      <style:text-properties style:font-size-complex="12pt"/>
    </style:style>
    <style:style style:name="P379" style:parent-style-name="l" style:family="paragraph">
      <style:text-properties style:font-size-complex="12pt"/>
    </style:style>
    <style:style style:name="P380" style:parent-style-name="l" style:family="paragraph">
      <style:text-properties style:font-size-complex="12pt"/>
    </style:style>
    <style:style style:name="P381" style:parent-style-name="l" style:family="paragraph">
      <style:text-properties style:font-size-complex="12pt"/>
    </style:style>
    <style:style style:name="P382" style:parent-style-name="l" style:family="paragraph">
      <style:text-properties style:font-size-complex="12pt"/>
    </style:style>
    <style:style style:name="P383" style:parent-style-name="l" style:family="paragraph">
      <style:text-properties style:font-size-complex="12pt"/>
    </style:style>
    <style:style style:name="P384" style:parent-style-name="l" style:family="paragraph">
      <style:text-properties style:font-size-complex="12pt"/>
    </style:style>
    <style:style style:name="P385" style:parent-style-name="l" style:family="paragraph">
      <style:text-properties style:font-size-complex="12pt"/>
    </style:style>
    <style:style style:name="P386" style:parent-style-name="l" style:family="paragraph">
      <style:text-properties style:font-size-complex="12pt"/>
    </style:style>
    <style:style style:name="P387" style:parent-style-name="l" style:family="paragraph">
      <style:text-properties style:font-size-complex="12pt"/>
    </style:style>
    <style:style style:name="P388" style:parent-style-name="l" style:family="paragraph">
      <style:text-properties style:font-size-complex="12pt"/>
    </style:style>
    <style:style style:name="P389" style:parent-style-name="l" style:family="paragraph">
      <style:text-properties style:font-size-complex="12pt"/>
    </style:style>
    <style:style style:name="P390" style:parent-style-name="l" style:family="paragraph">
      <style:text-properties style:font-size-complex="12pt"/>
    </style:style>
    <style:style style:name="P391" style:parent-style-name="l" style:family="paragraph">
      <style:text-properties style:font-size-complex="12pt"/>
    </style:style>
    <style:style style:name="P392" style:parent-style-name="l" style:family="paragraph">
      <style:text-properties style:font-size-complex="12pt"/>
    </style:style>
    <style:style style:name="P393" style:parent-style-name="l" style:family="paragraph">
      <style:text-properties style:font-size-complex="12pt"/>
    </style:style>
    <style:style style:name="P394" style:parent-style-name="l" style:family="paragraph">
      <style:text-properties style:font-size-complex="12pt"/>
    </style:style>
    <style:style style:name="P395" style:parent-style-name="l" style:family="paragraph">
      <style:text-properties style:font-size-complex="12pt"/>
    </style:style>
    <style:style style:name="P396" style:parent-style-name="l" style:family="paragraph">
      <style:text-properties style:font-size-complex="12pt"/>
    </style:style>
    <style:style style:name="P397" style:parent-style-name="l" style:family="paragraph">
      <style:text-properties style:font-size-complex="12pt"/>
    </style:style>
    <style:style style:name="T398" style:parent-style-name="Policepardéfaut" style:family="text">
      <style:text-properties style:font-size-complex="12pt" fo:background-color="#FFFF00"/>
    </style:style>
    <style:style style:name="P399" style:parent-style-name="l" style:family="paragraph">
      <style:text-properties style:font-size-complex="12pt"/>
    </style:style>
    <style:style style:name="P400" style:parent-style-name="l" style:family="paragraph">
      <style:text-properties style:font-size-complex="12pt"/>
    </style:style>
    <style:style style:name="P401" style:parent-style-name="l" style:family="paragraph">
      <style:text-properties style:font-size-complex="12pt"/>
    </style:style>
    <style:style style:name="P402" style:parent-style-name="l" style:family="paragraph">
      <style:text-properties style:font-size-complex="12pt"/>
    </style:style>
    <style:style style:name="P403" style:parent-style-name="l" style:family="paragraph">
      <style:text-properties style:font-size-complex="12pt"/>
    </style:style>
    <style:style style:name="P404" style:parent-style-name="l" style:family="paragraph">
      <style:text-properties style:font-size-complex="12pt"/>
    </style:style>
    <style:style style:name="P405" style:parent-style-name="l" style:family="paragraph">
      <style:text-properties style:font-size-complex="12pt"/>
    </style:style>
    <style:style style:name="P406" style:parent-style-name="l" style:family="paragraph">
      <style:text-properties style:font-size-complex="12pt"/>
    </style:style>
    <style:style style:name="P407" style:parent-style-name="l" style:family="paragraph">
      <style:text-properties style:font-size-complex="12pt"/>
    </style:style>
    <style:style style:name="P408" style:parent-style-name="l" style:family="paragraph">
      <style:text-properties style:font-size-complex="12pt"/>
    </style:style>
    <style:style style:name="P409" style:parent-style-name="l" style:family="paragraph">
      <style:text-properties style:font-size-complex="12pt"/>
    </style:style>
    <style:style style:name="P410" style:parent-style-name="l" style:family="paragraph">
      <style:text-properties style:font-size-complex="12pt"/>
    </style:style>
    <style:style style:name="P411" style:parent-style-name="l" style:family="paragraph">
      <style:text-properties style:font-size-complex="12pt"/>
    </style:style>
    <style:style style:name="P412" style:parent-style-name="l" style:family="paragraph">
      <style:text-properties style:font-size-complex="12pt"/>
    </style:style>
    <style:style style:name="P413" style:parent-style-name="l" style:family="paragraph">
      <style:text-properties style:font-size-complex="12pt"/>
    </style:style>
    <style:style style:name="P414" style:parent-style-name="l" style:family="paragraph">
      <style:text-properties style:font-size-complex="12pt"/>
    </style:style>
    <style:style style:name="P415" style:parent-style-name="l" style:family="paragraph">
      <style:text-properties style:font-size-complex="12pt"/>
    </style:style>
    <style:style style:name="P416" style:parent-style-name="l" style:family="paragraph">
      <style:text-properties style:font-size-complex="12pt"/>
    </style:style>
    <style:style style:name="P417" style:parent-style-name="l" style:family="paragraph">
      <style:text-properties style:font-size-complex="12pt"/>
    </style:style>
    <style:style style:name="P418" style:parent-style-name="l" style:family="paragraph">
      <style:text-properties style:font-size-complex="12pt"/>
    </style:style>
    <style:style style:name="P419" style:parent-style-name="l" style:family="paragraph">
      <style:text-properties style:font-size-complex="12pt"/>
    </style:style>
    <style:style style:name="T420" style:parent-style-name="Policepardéfaut" style:family="text">
      <style:text-properties style:font-size-complex="12pt" fo:background-color="#FFFF00"/>
    </style:style>
    <style:style style:name="T421" style:parent-style-name="Policepardéfaut" style:family="text">
      <style:text-properties style:font-size-complex="12pt"/>
    </style:style>
    <style:style style:name="P422" style:parent-style-name="l" style:family="paragraph">
      <style:text-properties style:font-size-complex="12pt"/>
    </style:style>
    <style:style style:name="P423" style:parent-style-name="l" style:family="paragraph">
      <style:text-properties style:font-size-complex="12pt"/>
    </style:style>
    <style:style style:name="P424" style:parent-style-name="l" style:family="paragraph">
      <style:text-properties style:font-size-complex="12pt"/>
    </style:style>
    <style:style style:name="P425" style:parent-style-name="l" style:family="paragraph">
      <style:text-properties style:font-size-complex="12pt"/>
    </style:style>
    <style:style style:name="P426" style:parent-style-name="l" style:family="paragraph">
      <style:text-properties style:font-size-complex="12pt"/>
    </style:style>
    <style:style style:name="P427" style:parent-style-name="l" style:family="paragraph">
      <style:text-properties style:font-size-complex="12pt"/>
    </style:style>
    <style:style style:name="P428" style:parent-style-name="l" style:family="paragraph">
      <style:text-properties style:font-size-complex="12pt"/>
    </style:style>
    <style:style style:name="P429" style:parent-style-name="l" style:family="paragraph">
      <style:text-properties style:font-size-complex="12pt"/>
    </style:style>
    <style:style style:name="P430" style:parent-style-name="l" style:family="paragraph">
      <style:text-properties style:font-size-complex="12pt"/>
    </style:style>
    <style:style style:name="P431" style:parent-style-name="l" style:family="paragraph">
      <style:text-properties style:font-size-complex="12pt"/>
    </style:style>
    <style:style style:name="P432" style:parent-style-name="l" style:family="paragraph">
      <style:text-properties style:font-size-complex="12pt"/>
    </style:style>
    <style:style style:name="P433" style:parent-style-name="l" style:family="paragraph">
      <style:text-properties style:font-size-complex="12pt"/>
    </style:style>
    <style:style style:name="P434" style:parent-style-name="l" style:family="paragraph">
      <style:text-properties style:font-size-complex="12pt"/>
    </style:style>
    <style:style style:name="P435" style:parent-style-name="l" style:family="paragraph">
      <style:text-properties style:font-size-complex="12pt"/>
    </style:style>
    <style:style style:name="T436" style:parent-style-name="Policepardéfaut" style:family="text">
      <style:text-properties style:font-size-complex="12pt" fo:background-color="#FFFF00"/>
    </style:style>
    <style:style style:name="P437" style:parent-style-name="l" style:family="paragraph">
      <style:text-properties style:font-size-complex="12pt"/>
    </style:style>
    <style:style style:name="P438" style:parent-style-name="l" style:family="paragraph">
      <style:text-properties style:font-size-complex="12pt"/>
    </style:style>
    <style:style style:name="P439" style:parent-style-name="l" style:family="paragraph">
      <style:text-properties style:font-size-complex="12pt"/>
    </style:style>
    <style:style style:name="P440" style:parent-style-name="l" style:family="paragraph">
      <style:text-properties style:font-size-complex="12pt"/>
    </style:style>
    <style:style style:name="P441" style:parent-style-name="l" style:family="paragraph">
      <style:text-properties style:font-size-complex="12pt"/>
    </style:style>
    <style:style style:name="P442" style:parent-style-name="l" style:family="paragraph">
      <style:text-properties style:font-size-complex="12pt"/>
    </style:style>
    <style:style style:name="P443" style:parent-style-name="l" style:family="paragraph">
      <style:text-properties style:font-size-complex="12pt"/>
    </style:style>
    <style:style style:name="P444" style:parent-style-name="l" style:family="paragraph">
      <style:text-properties style:font-size-complex="12pt"/>
    </style:style>
    <style:style style:name="P445" style:parent-style-name="l" style:family="paragraph">
      <style:text-properties style:font-size-complex="12pt"/>
    </style:style>
    <style:style style:name="P446" style:parent-style-name="l" style:family="paragraph">
      <style:text-properties style:font-size-complex="12pt"/>
    </style:style>
    <style:style style:name="P447" style:parent-style-name="l" style:family="paragraph">
      <style:text-properties style:font-size-complex="12pt"/>
    </style:style>
    <style:style style:name="P448" style:parent-style-name="l" style:family="paragraph">
      <style:text-properties style:font-size-complex="12pt"/>
    </style:style>
    <style:style style:name="P449" style:parent-style-name="l" style:family="paragraph">
      <style:text-properties style:font-size-complex="12pt"/>
    </style:style>
    <style:style style:name="P450" style:parent-style-name="l" style:family="paragraph">
      <style:text-properties style:font-size-complex="12pt"/>
    </style:style>
    <style:style style:name="P451" style:parent-style-name="l" style:family="paragraph">
      <style:text-properties style:font-size-complex="12pt"/>
    </style:style>
    <style:style style:name="P452" style:parent-style-name="l" style:family="paragraph">
      <style:text-properties style:font-size-complex="12pt"/>
    </style:style>
    <style:style style:name="P453" style:parent-style-name="l" style:family="paragraph">
      <style:text-properties style:font-size-complex="12pt"/>
    </style:style>
    <style:style style:name="P454" style:parent-style-name="l" style:family="paragraph">
      <style:text-properties style:font-size-complex="12pt"/>
    </style:style>
    <style:style style:name="P455" style:parent-style-name="l" style:family="paragraph">
      <style:text-properties style:font-size-complex="12pt"/>
    </style:style>
    <style:style style:name="P456" style:parent-style-name="l" style:family="paragraph">
      <style:text-properties style:font-size-complex="12pt"/>
    </style:style>
    <style:style style:name="P457" style:parent-style-name="l" style:family="paragraph">
      <style:text-properties style:font-size-complex="12pt"/>
    </style:style>
    <style:style style:name="P458" style:parent-style-name="l" style:family="paragraph">
      <style:text-properties style:font-size-complex="12pt"/>
    </style:style>
    <style:style style:name="P459" style:parent-style-name="l" style:family="paragraph">
      <style:text-properties style:font-size-complex="12pt"/>
    </style:style>
    <style:style style:name="P460" style:parent-style-name="l" style:family="paragraph">
      <style:text-properties style:font-size-complex="12pt"/>
    </style:style>
    <style:style style:name="P461" style:parent-style-name="l" style:family="paragraph">
      <style:text-properties style:font-size-complex="12pt"/>
    </style:style>
    <style:style style:name="P462" style:parent-style-name="l" style:family="paragraph">
      <style:text-properties style:font-size-complex="12pt"/>
    </style:style>
    <style:style style:name="P463" style:parent-style-name="l" style:family="paragraph">
      <style:text-properties style:font-size-complex="12pt"/>
    </style:style>
    <style:style style:name="P464" style:parent-style-name="l" style:family="paragraph">
      <style:text-properties style:font-size-complex="12pt"/>
    </style:style>
    <style:style style:name="T465" style:parent-style-name="Policepardéfaut" style:family="text">
      <style:text-properties style:font-size-complex="12pt"/>
    </style:style>
  </office:automatic-styles>
  <office:body>
    <office:text text:use-soft-page-breaks="true">
      <text:p text:style-name="P1">titre : Le recueil des hystoires des repeus franches</text:p>
      <text:p text:style-name="term">author : Anonyme</text:p>
      <text:p text:style-name="term">publisher : Sorbonne Université LABEX OBVIL</text:p>
      <text:p text:style-name="term">issued : 2019</text:p>
      <text:p text:style-name="term">idno : http://http://obvil.sorbonne-universite.site/corpus/faceties/cote_iii-f-019</text:p>
      <text:p text:style-name="term">source : Anonyme, Le recueil des hystoires des repeus franches, Paris, Denis Meslier, 1490, Bibliothèque du château de Chantilly, Cabinet des livres, III-F-019.</text:p>
      <text:p text:style-name="term">created : 1490</text:p>
      <text:p text:style-name="P2">lieu : [premier lieu où se passe la narration]</text:p>
      <text:p text:style-name="term"><text:span text:style-name="T3">lieu : [deuxième lieu<text:s/></text:span><text:span text:style-name="T4">etc</text:span><text:span text:style-name="T5">]</text:span></text:p>
      <text:p text:style-name="P6">personnage : [premier personnage, soit nom + fonction, soit nom, soit fonction (drapière, bourgeois, curé)]</text:p>
      <text:p text:style-name="term"><text:span text:style-name="T7">personnage : [deuxième personnage,<text:s/></text:span><text:span text:style-name="T8">etc.</text:span><text:span text:style-name="T9">]</text:span></text:p>
      <text:p text:style-name="Pagedetitre_titre">Le recueil des hystoires des repeus franches</text:p>
      <text:p text:style-name="P10">&lt;ATTimage&gt;</text:p>
      <text:p text:style-name="P11">PP</text:p>
      <text:p text:style-name="Pagedetitre_sous-titre">Le recueil<text:s/><text:span text:style-name="T12">A75B</text:span><text:s/>hystoires des repeus frãche</text:p>
      <text:p text:style-name="l">Uous qui serches les repeues franches</text:p>
      <text:p text:style-name="l">Et tant iours ouuriers que dimenches</text:p>
      <text:p text:style-name="l">Naues pas plante de monnoye</text:p>
      <text:p text:style-name="l">Affin que chascun de vous oye.</text:p>
      <text:p text:style-name="l">Comme len les peut recouurer</text:p>
      <text:soft-page-break/>
      <text:p text:style-name="l">Uueilles vous au sermõ trouuer</text:p>
      <text:p text:style-name="l">Qui est escript dedens ce liure</text:p>
      <text:p text:style-name="l">Mettes tous peine de le luyre</text:p>
      <text:p text:style-name="l">Entre vous ieunes perrucatz</text:p>
      <text:p text:style-name="l">procureurs nouueaulx aduocatz</text:p>
      <text:p text:style-name="l">Aprenans aulx despens daultruy</text:p>
      <text:p text:style-name="l">venes y tost sans nul estry</text:p>
      <text:p text:style-name="l">clers de praticque diligens</text:p>
      <text:p text:style-name="l">qui congnoisses si bien vos gens</text:p>
      <text:p text:style-name="l">sergens a pie et a cheual</text:p>
      <text:p text:style-name="l">venez y damont et daual</text:p>
      <text:p text:style-name="l">Les<text:s/><text:span text:style-name="T13">h</text:span>oirs de deffung pathelin</text:p>
      <text:p text:style-name="l">qui saues iargon iobelin</text:p>
      <text:p text:style-name="l">Cappitaine du pont abailon</text:p>
      <text:p text:style-name="l">Tous les subgetz francoys villon</text:p>
      <text:p text:style-name="l">Soyes a ce coup resueilles</text:p>
      <text:p text:style-name="l">Pas ne deues estre oublies</text:p>
      <text:p text:style-name="l">Tous gallans a pourpoings sãs mãches</text:p>
      <text:p text:style-name="l">qui ont besoing des repeues franches</text:p>
      <text:p text:style-name="l">et tous ceulx tant yuer queste</text:p>
      <text:p text:style-name="l">qui en ont grande necessite</text:p>
      <text:p text:style-name="l">Uenes vous aprendres comment</text:p>
      <text:p text:style-name="l">Les maistres ancieunement</text:p>
      <text:p text:style-name="l">Sauoient tous les tours de ce faire</text:p>
      <text:p text:style-name="l">Messire chacun poic de nayre</text:p>
      <text:p text:style-name="l">Qui des liures soit les vsages</text:p>
      <text:p text:style-name="l">En veult luyre tous les passages</text:p>
      <text:p text:style-name="l">De celluy est pris appetis</text:p>
      <text:p text:style-name="l">Uenes y donc grans et petis</text:p>
      <text:p text:style-name="l">Car de la science sauoir</text:p>
      <text:p text:style-name="l">Vous ne pourres que mieulx valoir</text:p>
      <text:p text:style-name="l"><text:span text:style-name="T14">PP</text:span></text:p>
      <text:p text:style-name="l">Venes y cheuaucheurs descuyrie</text:p>
      <text:p text:style-name="l">Seruiteurs de grant seigueurie</text:p>
      <text:p text:style-name="l">Venes y sans dillaction</text:p>
      <text:p text:style-name="l">Tous gens sotz toutes sottes</text:p>
      <text:p text:style-name="l">Venez y bigotz et bigottes</text:p>
      <text:p text:style-name="l">Venez y toutes truppellines</text:p>
      <text:p text:style-name="l">Cordeliers et iacoppines</text:p>
      <text:p text:style-name="l">Venes aussy toutes prestresses</text:p>
      <text:p text:style-name="l">Qui scaues pieca les adresses</text:p>
      <text:p text:style-name="l">Des presbitaires hault et bas</text:p>
      <text:p text:style-name="l"><text:span text:style-name="T15">G</text:span>ardes<text:s/>que vous ny failliez pas</text:p>
      <text:p text:style-name="l">Venes y gorrieres et gorries</text:p>
      <text:p text:style-name="l">Qui faictes si bien les manieres</text:p>
      <text:p text:style-name="l">Que cest vne chose terrible</text:p>
      <text:p text:style-name="l">Pour bien faire tout le possible</text:p>
      <text:p text:style-name="l">Toutes manieres de farceurs</text:p>
      <text:p text:style-name="l">Anciens et ieunes mocqueurs</text:p>
      <text:p text:style-name="l">Venes y tous vrays macquercaulx</text:p>
      <text:soft-page-break/>
      <text:p text:style-name="l">De tous estas vilz et nouueaulx</text:p>
      <text:p text:style-name="l">Uenes y toutes macquerelles</text:p>
      <text:p text:style-name="l">Qui par voz subtilles querelles</text:p>
      <text:p text:style-name="l">Auez tousiours en vos maisons</text:p>
      <text:p text:style-name="l">Pour auoyr en toutes saisons</text:p>
      <text:p text:style-name="l">Tant<text:s/>aux iours<text:s/>ouuriers que dimenches</text:p>
      <text:p text:style-name="l">souuent les bonnes repeues franches</text:p>
      <text:p text:style-name="l">Uenez y tous bons pardonneurs</text:p>
      <text:p text:style-name="l">Qui scauez faire les honneurs</text:p>
      <text:p text:style-name="l">Aux villages de bons pastes</text:p>
      <text:p text:style-name="l">Auecques ses gras curates</text:p>
      <text:p text:style-name="l">Qui ayment bien vostre venue</text:p>
      <text:p text:style-name="l">Pour auoir la franche repeue</text:p>
      <text:p text:style-name="l">Affin que chascũ deux en orte</text:p>
      <text:p text:style-name="l">Les paroissiens quon aporte</text:p>
      <text:p text:style-name="l">Des biens aux pardons de ce lieu</text:p>
      <text:p text:style-name="l">Et quon face du bien pour dieu</text:p>
      <text:p text:style-name="l">Tant que le pardonneur sen aille</text:p>
      <text:p text:style-name="l">Le cure ne despendra maille</text:p>
      <text:p text:style-name="l">Et aura maistre iehan lorens</text:p>
      <text:p text:style-name="l"><text:span text:style-name="T16">a.ii</text:span></text:p>
      <text:p text:style-name="l">fermement payant les despens</text:p>
      <text:p text:style-name="l">et quarte de vin simplement</text:p>
      <text:p text:style-name="l">au cure a son partement</text:p>
      <text:p text:style-name="l">De tout estat soit bas ou hault</text:p>
      <text:p text:style-name="l">Venez y qui ny ait deffault</text:p>
      <text:p text:style-name="l">Venez y varletz chamberieres</text:p>
      <text:p text:style-name="l">Qui scauez si bien les manieres</text:p>
      <text:p text:style-name="l">en disant mainte bonne baue</text:p>
      <text:p text:style-name="l">Dauoir du meilleur de la caue</text:p>
      <text:p text:style-name="l">et puis ioyeusement preschez</text:p>
      <text:p text:style-name="l">Apres que voz gens sont couchez</text:p>
      <text:p text:style-name="l">Ceulx qui serchent banquetz ou feste</text:p>
      <text:p text:style-name="l">Pour dire quelque chansonnette</text:p>
      <text:p text:style-name="l">Affin daraper la repeue.</text:p>
      <text:p text:style-name="l">Que chascun de vous se remue</text:p>
      <text:p text:style-name="l">Dy venir bien legierement.</text:p>
      <text:p text:style-name="l">Et vous pourres ouyr comment</text:p>
      <text:p text:style-name="l">Vng grant tas de bonnes commeres</text:p>
      <text:p text:style-name="l">Soyuent bien trouuer manieres</text:p>
      <text:p text:style-name="l">De faire leurs maris coqus.</text:p>
      <text:p text:style-name="l">Venez y et natendes plus</text:p>
      <text:p text:style-name="l">Entre vous prestres sans seiour</text:p>
      <text:p text:style-name="l">Qui dites deux messes pour iour</text:p>
      <text:p text:style-name="l">A saint innocent ou ailleurs</text:p>
      <text:p text:style-name="l">Uenez pour sauoir plusieurs</text:p>
      <text:p text:style-name="l">Des passages et des adresses</text:p>
      <text:p text:style-name="l">De maintes petites finesses</text:p>
      <text:p text:style-name="l">Que len fait tout facilement</text:p>
      <text:p text:style-name="l">En maint lieu la frãche repeue</text:p>
      <text:soft-page-break/>
      <text:p text:style-name="l">Qui ne doibt a nul estre tenue</text:p>
      <text:p text:style-name="l">Par tel cy qui veue ne laura</text:p>
      <text:p text:style-name="l">Payera a celluy qui fera</text:p>
      <text:p text:style-name="l">De ceste repeue le present</text:p>
      <text:p text:style-name="l">De lescot sen ira exent</text:p>
      <text:p text:style-name="l">Moyennant qui monstre ce liure</text:p>
      <text:p text:style-name="l">Par ce moyen sera deliure</text:p>
      <text:p text:style-name="l">En lieu ou naura este veu</text:p>
      <text:p text:style-name="l">Il sera franchement repeu</text:p>
      <text:p text:style-name="l"><text:span text:style-name="T17">PP</text:span></text:p>
      <text:p text:style-name="l">Ainsi quon orra plus a plain</text:p>
      <text:p text:style-name="l">Qui de lentendement prendra soing</text:p>
      <text:p text:style-name="speaker">               Lacteur</text:p>
      <text:p text:style-name="l">Quant ie ouy ce present mandemẽt</text:p>
      <text:p text:style-name="l">Quon semonnoit venir a lacteur</text:p>
      <text:p text:style-name="l">Lesdessusdit ie pensay fermemẽt</text:p>
      <text:p text:style-name="l">De my trouuer<text:s/>(et)<text:s/>en pris lauẽture</text:p>
      <text:p text:style-name="l">Comme celluy de droite nature</text:p>
      <text:p text:style-name="l">vouloit de ce faire narrassion</text:p>
      <text:p text:style-name="l">A telle fin quil en fust menciõ</text:p>
      <text:p text:style-name="l">A vng chascun pour le tẽps auenir</text:p>
      <text:p text:style-name="l">Qui se actẽdẽt ont intẽciõ</text:p>
      <text:p text:style-name="l">Que les repeues les vendrõt secourir</text:p>
      <text:p text:style-name="l">£</text:p>
      <text:p text:style-name="l">Mais se secours est dãciẽnement</text:p>
      <text:p text:style-name="P18">Tout le repas de chetif par droiture</text:p>
      <text:p text:style-name="P19">Par quoy aucuns qui ont entẽdement</text:p>
      <text:p text:style-name="P20">Les trouuẽt biẽ aultres nen ont cure</text:p>
      <text:p text:style-name="P21">Et ne serchẽt tant que largent leur dure</text:p>
      <text:p text:style-name="P22">Mais font du leur si grant destrution</text:p>
      <text:p text:style-name="P23">Quilz en entrent en la subiectiõ</text:p>
      <text:p text:style-name="l"><text:span text:style-name="T24">De faire aux dens larquemy</text:span><text:span text:style-name="T25">e</text:span><text:span text:style-name="T26"><text:s/>sãs faillir.</text:span></text:p>
      <text:p text:style-name="P27">En attẽdãt pour tout production</text:p>
      <text:p text:style-name="P28">Que les repeues les viẽdront secourir</text:p>
      <text:p text:style-name="l">£</text:p>
      <text:p text:style-name="l">Ien ay congneu qui largement</text:p>
      <text:p text:style-name="l">Donnoyent ato<text:span text:style-name="T29">9</text:span><text:s/>repeues oultre mesure</text:p>
      <text:p text:style-name="l">Qui de puys ont<text:s/>ↄtinuellemẽt</text:p>
      <text:p text:style-name="l">S[e]ruy<text:s/>le pont a billon par droicture</text:p>
      <text:p text:style-name="l">Dont la facon a este a maint dure</text:p>
      <text:p text:style-name="l">En leur grant dueil<text:s/>(et)<text:s/>tribulacion</text:p>
      <text:p text:style-name="l">Mais lors nauoit nulle remission</text:p>
      <text:p text:style-name="l">Combiẽ<text:s/>q̃<text:s/>ce leur fist le cueur fremir</text:p>
      <text:p text:style-name="l">Il nattẽdoint autre sucession</text:p>
      <text:p text:style-name="l">Que les repeues les viẽdrõt secourir</text:p>
      <text:p text:style-name="l">£</text:p>
      <text:p text:style-name="l"><text:span text:style-name="T30">Prince pource que ne me puis tenir</text:span></text:p>
      <text:p text:style-name="l">Que de telz faitz ne face mencion</text:p>
      <text:p text:style-name="l">Puys<text:s/>q̃ a<text:s/>mõ tẽps les ay veu auenir</text:p>
      <text:p text:style-name="l"><text:span text:style-name="T31">a iii</text:span></text:p>
      <text:soft-page-break/>
      <text:p text:style-name="l">Ien veuil faire<text:s/>quelq̃ narrassiõ</text:p>
      <text:p text:style-name="l">Et en escripre soubz la correction</text:p>
      <text:p text:style-name="l">Des escoutãs affin den souuenir</text:p>
      <text:p text:style-name="l">Ceste presente nouuelle inuẽciõ</text:p>
      <text:p text:style-name="l">Que les repeues les viẽdrõt secourir</text:p>
      <text:h text:style-name="P32" text:outline-level="2">               La balade des<text:line-break/>                 escoutans</text:h>
      <text:p text:style-name="l"><text:span text:style-name="T33">Qui en a il est bien venu.</text:span></text:p>
      <text:p text:style-name="l">Qui nen a point len nen tient conte</text:p>
      <text:p text:style-name="l">Celluy qui en a est congneu</text:p>
      <text:p text:style-name="l">Et cil qui na rien vit a honte</text:p>
      <text:p text:style-name="l">Et qui paye len lessausse<text:s/>(et)<text:s/>monte</text:p>
      <text:p text:style-name="l">Iusques au tiers ciel pour en pester</text:p>
      <text:p text:style-name="l">Son honneur tout autre surmonte</text:p>
      <text:p text:style-name="l">Par force de bien caquester</text:p>
      <text:p text:style-name="l">£</text:p>
      <text:p text:style-name="l">Quant entendismes les estatz</text:p>
      <text:p text:style-name="l">De telz dissimulations</text:p>
      <text:p text:style-name="l">Congnoissans les haulx et les bas</text:p>
      <text:p text:style-name="l">Pour tous abreuiations</text:p>
      <text:p text:style-name="l">Nous vnismes sans sõmassions</text:p>
      <text:p text:style-name="l">Aux champs par boys et par larris</text:p>
      <text:p text:style-name="l">Pour congnoistre les fictions</text:p>
      <text:p text:style-name="l">Qui se font souuent a paris</text:p>
      <text:p text:style-name="l">Pour ce que chascun maintenoit</text:p>
      <text:p text:style-name="l">Que cestoit la ville du monde</text:p>
      <text:p text:style-name="l">Qui plus de<text:span text:style-name="T34"><text:s/></text:span>peuple soustenoit</text:p>
      <text:p text:style-name="l">Et ou maint estrangier abonde</text:p>
      <text:p text:style-name="l">Pour la grant science parfonde</text:p>
      <text:p text:style-name="l">Renommee en icelle ville</text:p>
      <text:p text:style-name="l">Ie partis et veulx quon me tendre</text:p>
      <text:p text:style-name="l">Sa lentree auois croix ne ylle</text:p>
      <text:p text:style-name="l">£</text:p>
      <text:p text:style-name="l">Il estoit temps de ce coucher</text:p>
      <text:p text:style-name="l">Et ne scauoye ou heberger</text:p>
      <text:p text:style-name="l">Dun logis me vins aprocher</text:p>
      <text:p text:style-name="l">Sauoir son my vouldroit loger</text:p>
      <text:p text:style-name="l">En disant aues vous a menger</text:p>
      <text:p text:style-name="l">Loste me respons sy ay <text:span text:style-name="T35">:</text:span></text:p>
      <text:p text:style-name="l"><text:span text:style-name="T36">PP</text:span></text:p>
      <text:p text:style-name="l">Lors luy priay pour abreger</text:p>
      <text:p text:style-name="l">Apportes le dont deuant moy</text:p>
      <text:p text:style-name="l">£</text:p>
      <text:p text:style-name="l">Ie fus seruy passablement</text:p>
      <text:p text:style-name="l">Selon mon estat et ma sorte</text:p>
      <text:p text:style-name="l">En pensant a parmoy comment</text:p>
      <text:p text:style-name="l">Ie cheuiroye auecques loste</text:p>
      <text:p text:style-name="l">Ie me aduise que soubz ma coste</text:p>
      <text:p text:style-name="l">Auoit vne espee qui bien trenche.</text:p>
      <text:soft-page-break/>
      <text:p text:style-name="l">Ie la lerray quon ne me loste</text:p>
      <text:p text:style-name="l">En gaige de la repeue franche</text:p>
      <text:p text:style-name="l">£</text:p>
      <text:p text:style-name="l">Lespee estoit toute dacier</text:p>
      <text:p text:style-name="l">Il ne sẽ<text:span text:style-name="T37"><text:s/></text:span>failloit que le fer</text:p>
      <text:p text:style-name="l">Mais loste la me fist machier</text:p>
      <text:p text:style-name="l">Fourreau<text:s/>(et)<text:s/>tout sans fricasser</text:p>
      <text:p text:style-name="l">Puis apres me conuier penser</text:p>
      <text:p text:style-name="l">De repaistre se fain auoye</text:p>
      <text:p text:style-name="l">Rien ny eut valu le tenser</text:p>
      <text:p text:style-name="l">De leans party sans monnoye</text:p>
      <text:p text:style-name="l">£</text:p>
      <text:p text:style-name="speaker">                                      Lacteur</text:p>
      <text:p text:style-name="l"><text:span text:style-name="T38">Lẽdemain maloye enquerant</text:span></text:p>
      <text:p text:style-name="l">Pour rencontrer martin garant</text:p>
      <text:p text:style-name="l">Droit en la salle du pallais</text:p>
      <text:p text:style-name="l">Rẽcontray pour mõ<text:s/>p̃mier mais</text:p>
      <text:p text:style-name="l">Tout droit soubz la premiere porte</text:p>
      <text:p text:style-name="l">Plusieurs mygnõs destrãge sorte</text:p>
      <text:p text:style-name="l">Qui sẽbloient bien a leur habit</text:p>
      <text:p text:style-name="l">Quilz fussent gens de grant acquit</text:p>
      <text:p text:style-name="l">Lors vins pour entrer en la salle</text:p>
      <text:p text:style-name="l">Lan y monte lautre deualle</text:p>
      <text:p text:style-name="l">La me pourmenay de par dieu</text:p>
      <text:p text:style-name="l">Regardant lestat de ce lieu</text:p>
      <text:p text:style-name="l">Et quant ie leuz bien regardee</text:p>
      <text:p text:style-name="l">Tant plus la vois<text:s/>(et)<text:s/>m<text:span text:style-name="T39">ieluxcoquille</text:span><text:s/>magree</text:p>
      <text:p text:style-name="l">Ie vis la tant de mirelificques</text:p>
      <text:p text:style-name="l">Tant damecons<text:s/>(et)<text:s/>tant dafficques</text:p>
      <text:p text:style-name="l"><text:span text:style-name="T40">PP</text:span></text:p>
      <text:p text:style-name="l">Pour atraper les plus huppez</text:p>
      <text:p text:style-name="l">Les plus rouges y sont happez</text:p>
      <text:p text:style-name="l">A lun conuiẽt vẽdre sa terre</text:p>
      <text:p text:style-name="l">Maint sans santir la se desterre</text:p>
      <text:p text:style-name="l">Partie ou peu en demourra</text:p>
      <text:p text:style-name="l">De tout ce que vaillant aura</text:p>
      <text:p text:style-name="l">Cuidant destruyre son voisin</text:p>
      <text:p text:style-name="l">De poitu ou de lymosin</text:p>
      <text:p text:style-name="l">Ou de quelque aultre nassion</text:p>
      <text:p text:style-name="l">Mainct en est a destruction</text:p>
      <text:p text:style-name="l">Et fault ains partir de leans</text:p>
      <text:p text:style-name="l">Quilz facent larquemie aux dẽs</text:p>
      <text:p text:style-name="l">Ou ẽprunter qui a credit</text:p>
      <text:p text:style-name="l">Tout ainsi q̃ deuãt iay dit</text:p>
      <text:p text:style-name="l">Quant leur argẽt fort sappetisse</text:p>
      <text:p text:style-name="l"><text:span text:style-name="T41">L</text:span>ors leur est la repeue propice</text:p>
      <text:p text:style-name="l">Et le sergẽt plus nẽ doubtez</text:p>
      <text:p text:style-name="l">Hault<text:s/>(et)<text:s/>bas<text:s/>(et)<text:s/>de tous costes</text:p>
      <text:p text:style-name="l">Comme on verra par demonstrances</text:p>
      <text:p text:style-name="l">En ce traicte des repeues franches</text:p>
      <text:soft-page-break/>
      <text:p text:style-name="l">Et quant au regart de plusieurs</text:p>
      <text:p text:style-name="l">Autres repeuez assez escriptez</text:p>
      <text:p text:style-name="l">Affin quon prẽgne les meilleurs</text:p>
      <text:p text:style-name="l">En lisant grandes ou petites</text:p>
      <text:p text:style-name="l">Uous orrez mains moyẽs licites</text:p>
      <text:p text:style-name="l">Comment il ont este happez</text:p>
      <text:p text:style-name="l">Hault<text:s/>(et)<text:s/>bas par bonnes conduictes</text:p>
      <text:p text:style-name="l">De ceulx qui les ont attrappez</text:p>
      <text:h text:style-name="P42" text:outline-level="2">               La repeue de villon<text:line-break/>               et de ses compaignons</text:h>
      <text:p text:style-name="l"><text:span text:style-name="T43">Qui na or ny argent ne gaige</text:span></text:p>
      <text:p text:style-name="l">Comment peult il faire grant chiere</text:p>
      <text:p text:style-name="l">Il fault quil viue dauantaige</text:p>
      <text:p text:style-name="l"><text:span text:style-name="T44">L</text:span>a facon est coustumiere</text:p>
      <text:p text:style-name="l">Saurion nous trouuer maniere</text:p>
      <text:p text:style-name="l">De tromper quelcun pour repaistre</text:p>
      <text:p text:style-name="l">Qui le fera sera son maistre</text:p>
      <text:p text:style-name="l">Ainsi par loyent les compaignons</text:p>
      <text:p text:style-name="l"><text:span text:style-name="T45">PP</text:span></text:p>
      <text:p text:style-name="l">Du bon maistre francoys villon</text:p>
      <text:p text:style-name="l">Qui nauoient vaillant deux oygnons</text:p>
      <text:p text:style-name="l">Tente tapis ne pauillon</text:p>
      <text:p text:style-name="l">Il leur dist ne nous soucion</text:p>
      <text:p text:style-name="l">Car a<text:span text:style-name="T46">ui</text:span>ourduy sans nul deffault</text:p>
      <text:p text:style-name="l">Pain vin viande a grant foyson</text:p>
      <text:p text:style-name="l">Aurez auec du rost tout chault</text:p>
      <text:h text:style-name="Titre2" text:outline-level="2"><text:span text:style-name="T47">               La maniere da</text:span><text:span text:style-name="T48">/</text:span><text:span text:style-name="T49"><text:line-break/></text:span><text:span text:style-name="T50">               uoir du poysson</text:span></text:h>
      <text:p text:style-name="l"><text:span text:style-name="T51">    Adoncques il leur demanda</text:span></text:p>
      <text:p text:style-name="l">Quelz viandes vouloyent macher</text:p>
      <text:p text:style-name="l">Lun de bon poisson souhaita</text:p>
      <text:p text:style-name="l">lautre demanda de la cher</text:p>
      <text:p text:style-name="l">Maistre francoys ce bon archer</text:p>
      <text:p text:style-name="l">Leur dist ne vous souciez</text:p>
      <text:p text:style-name="l">Il vous fault vos pourpoins lacher</text:p>
      <text:p text:style-name="l">Car nous aurons viandes assez</text:p>
      <text:p text:style-name="l">£</text:p>
      <text:p text:style-name="l">Lors partit de ses compaignons</text:p>
      <text:p text:style-name="l">Et vint a la poissonnerie</text:p>
      <text:p text:style-name="l">Et les laissa de la les pons</text:p>
      <text:p text:style-name="l">Quasi plains de merencolie</text:p>
      <text:p text:style-name="l">Il marchanda a cherette</text:p>
      <text:p text:style-name="l">Vng panier tout plain de poisson</text:p>
      <text:p text:style-name="l">Et sembloit ie vous certifie.</text:p>
      <text:p text:style-name="l">Quil fust homme de frant facon</text:p>
      <text:p text:style-name="l">£</text:p>
      <text:p text:style-name="l">Maistre francoys fut diligent</text:p>
      <text:p text:style-name="l">Dachetter non pas de payer</text:p>
      <text:soft-page-break/>
      <text:p text:style-name="l">Et dist quil bailleroit largent</text:p>
      <text:p text:style-name="l">Tout comptant au porte panier</text:p>
      <text:p text:style-name="l">Ilz partent sans plus plaidier</text:p>
      <text:p text:style-name="l">Et passerent par nostre dame</text:p>
      <text:p text:style-name="l">La ou il vit le penancier</text:p>
      <text:p text:style-name="l">Qui confessoit ou homme ou femme</text:p>
      <text:p text:style-name="l">£</text:p>
      <text:p text:style-name="l">Quant il le vit a peu de plet</text:p>
      <text:p text:style-name="l">Il luy dist monseigneur ie vous prie<text:s/><text:span text:style-name="T52">PP</text:span></text:p>
      <text:p text:style-name="l">Que vous despechez sil vous plaist</text:p>
      <text:p text:style-name="l">Mon nepueu car ie vous affie</text:p>
      <text:p text:style-name="l">Quil est en si grant reuerie</text:p>
      <text:p text:style-name="l">vers dieu il est fort negligent</text:p>
      <text:p text:style-name="l">Il est en telle meroncolie</text:p>
      <text:p text:style-name="l">Quil ne parle riens que dargent</text:p>
      <text:p text:style-name="l">£</text:p>
      <text:p text:style-name="l">vrayement se dist le penancier</text:p>
      <text:p text:style-name="l">Eresvoulentiers on le fera</text:p>
      <text:p text:style-name="l">Maistre francoys print le panier</text:p>
      <text:p text:style-name="l">Et dist mon amy venes ca</text:p>
      <text:p text:style-name="l">vela qui vous despechera</text:p>
      <text:p text:style-name="l">Incontinent quil aura fait</text:p>
      <text:p text:style-name="l"><text:span text:style-name="T53">Adonc</text:span><text:s/>maistre francoys sen va</text:p>
      <text:p text:style-name="l">A tout le panier en effect</text:p>
      <text:p text:style-name="l">£</text:p>
      <text:p text:style-name="l">Quant le penancier cust parfait</text:p>
      <text:p text:style-name="l">De confesser la creature</text:p>
      <text:p text:style-name="l">Saigne denier par dit et fait</text:p>
      <text:p text:style-name="l">Acourut vers luy bonne aleure</text:p>
      <text:p text:style-name="l">Disant monseigneur ie vous asseure</text:p>
      <text:p text:style-name="l">Sil vous plaisoit prendre loysir</text:p>
      <text:p text:style-name="l">De me despecher a ceste heure</text:p>
      <text:p text:style-name="l">vous me feries grant plaisir</text:p>
      <text:p text:style-name="l">£</text:p>
      <text:p text:style-name="l">Je le vueil bien en verite</text:p>
      <text:p text:style-name="l">Dist le penancier par ma foy</text:p>
      <text:p text:style-name="l"><text:span text:style-name="T54">Dr ?? dictes de droites ??</text:span><text:s/>benedicite</text:p>
      <text:p text:style-name="l">Et puis ie vous confesseray</text:p>
      <text:p text:style-name="l">et en apres vous assouldray</text:p>
      <text:p text:style-name="l">Ainsi comme ie le doy faire</text:p>
      <text:p text:style-name="l">Puis penitance vous bauldray</text:p>
      <text:p text:style-name="l">Qui vous sera bien necessaire</text:p>
      <text:p text:style-name="l">£</text:p>
      <text:p text:style-name="l">Quel confesser dist le poure homme</text:p>
      <text:p text:style-name="l">Fus ie pas a pasques absoulz</text:p>
      <text:p text:style-name="l">que bon gre saint pierre de romme</text:p>
      <text:p text:style-name="l">Je demande cinquante soubz</text:p>
      <text:p text:style-name="l"><text:span text:style-name="T55">PP</text:span></text:p>
      <text:p text:style-name="l">Quelle si a qui sommes nous</text:p>
      <text:p text:style-name="l">Ma maistresse et bien<text:s/><text:span text:style-name="T56">arriuee</text:span></text:p>
      <text:soft-page-break/>
      <text:p text:style-name="l">A coup a coup despesches vous</text:p>
      <text:p text:style-name="l">Payes mon panier de maree</text:p>
      <text:p text:style-name="l">£</text:p>
      <text:p text:style-name="l">Ha mon amy ce nest pas ieu</text:p>
      <text:p text:style-name="l">Dist le penancier seurement</text:p>
      <text:p text:style-name="l">Il vous fault bien penser a dieu</text:p>
      <text:p text:style-name="l">Et le supplier humblement</text:p>
      <text:p text:style-name="l">Que bon gre en ait mon serment</text:p>
      <text:p text:style-name="l">Dist cest homme sans contredit</text:p>
      <text:p text:style-name="l">Despeches moy legierement</text:p>
      <text:p text:style-name="l">Ainsi que se seigneur a dit</text:p>
      <text:p text:style-name="l">£</text:p>
      <text:p text:style-name="l">Adonc le penancier vit bien</text:p>
      <text:p text:style-name="l">Quil y eut quelque tromperie</text:p>
      <text:p text:style-name="l">Quant il entendit le moyen</text:p>
      <text:p text:style-name="l">Il congneut bien la ioncherie</text:p>
      <text:p text:style-name="l">Le poure homme ie vous affie</text:p>
      <text:p text:style-name="l">Ne prisa pas bien la facon</text:p>
      <text:p text:style-name="l">Car il neust ie vous sertiffie</text:p>
      <text:p text:style-name="l">Or ne argent de son poisson</text:p>
      <text:p text:style-name="l">£</text:p>
      <text:p text:style-name="l">Maistre francoys par son blason</text:p>
      <text:p text:style-name="l">Trouua la facon et maniere</text:p>
      <text:p text:style-name="l">Dauoir maree grant foison</text:p>
      <text:p text:style-name="l">Pour gaudir et faire grant chiere</text:p>
      <text:p text:style-name="l">Lestoit la mere nourrissiere</text:p>
      <text:p text:style-name="l">De ceulx qui nauoient point dargent</text:p>
      <text:p text:style-name="l">A tromper deuant et derriere</text:p>
      <text:p text:style-name="l">Estoit vng homme diligent</text:p>
      <text:p text:style-name="l">£</text:p>
      <text:h text:style-name="P57" text:outline-level="2">     La maniere dauoir des trippes pour<text:line-break/>      disner</text:h>
      <text:p text:style-name="l"><text:span text:style-name="T58">Que fist il a bien peu de plet</text:span></text:p>
      <text:p text:style-name="l">Sauisa de grant ioncherie</text:p>
      <text:p text:style-name="l">Et fist lauer le cul bien net</text:p>
      <text:p text:style-name="l">A vng gallantie vous affie<text:s/><text:span text:style-name="T59">PP</text:span></text:p>
      <text:p text:style-name="l">Disant il conuient quon espie</text:p>
      <text:p text:style-name="l">Quant seray deuant la tripiere</text:p>
      <text:p text:style-name="l">Monstre ton cul par raillerie</text:p>
      <text:p text:style-name="l">Puis apres nous ferons grand chiere</text:p>
      <text:p text:style-name="l">£</text:p>
      <text:p text:style-name="l">Le compaignon point ne faillit</text:p>
      <text:p text:style-name="l">Foy que doy saintremy de rains</text:p>
      <text:p text:style-name="l">A petit pont vint par compas</text:p>
      <text:p text:style-name="l">Son cul descouuert iusques aux rains</text:p>
      <text:p text:style-name="l">Quant maistre francoys vist le train</text:p>
      <text:p text:style-name="l">Dieu scet si sist piteuses lippes</text:p>
      <text:p text:style-name="l">Car il tenoit entre ses mains</text:p>
      <text:p text:style-name="l">Du foye du poummon et des tripes</text:p>
      <text:soft-page-break/>
      <text:p text:style-name="l">£</text:p>
      <text:p text:style-name="l">Comme sil fust plain de despit</text:p>
      <text:p text:style-name="l">Et courrouce amerement</text:p>
      <text:p text:style-name="l">Il haussa la main vng petit</text:p>
      <text:p text:style-name="l">Et le frappa bien rudement</text:p>
      <text:p text:style-name="l">Des trippes par le fondement</text:p>
      <text:p text:style-name="l">Puis sans faire plus long caquet</text:p>
      <text:p text:style-name="l">Les voulut tout incontinent</text:p>
      <text:p text:style-name="l">Remettre dedens le baquet</text:p>
      <text:p text:style-name="l">£</text:p>
      <text:p text:style-name="l">La tripiere fut fort courroucee</text:p>
      <text:p text:style-name="l">Et ne les voulut pas reprendre</text:p>
      <text:p text:style-name="l">Maistre francoys sans demouree</text:p>
      <text:p text:style-name="l">Sen alla sans compte luy rẽdre</text:p>
      <text:p text:style-name="l">Par ainsi vous pouez entendre</text:p>
      <text:p text:style-name="l">Quilz eurent tripes et maree</text:p>
      <text:p text:style-name="l">Mais apres fault du pain tendre</text:p>
      <text:p text:style-name="l">Pour ce disner de grant facon</text:p>
      <text:p text:style-name="l">£</text:p>
      <text:h text:style-name="Titre2" text:outline-level="2"><text:span text:style-name="T60">              </text:span><text:span text:style-name="T61">La maniere dauoir du pain</text:span></text:h>
      <text:p text:style-name="l">£</text:p>
      <text:p text:style-name="P62">Il sen vint chez vng boullenger.</text:p>
      <text:p text:style-name="P63">Affin de mieulx fournir son train</text:p>
      <text:p text:style-name="P64">Contre faisant de lescuyer</text:p>
      <text:p text:style-name="l"><text:span text:style-name="T65">Affin de mieulx fournir son train<text:s/></text:span><text:span text:style-name="T66">PP</text:span></text:p>
      <text:p text:style-name="P67">Cy pris cy mys on chapellast</text:p>
      <text:p text:style-name="P68">Cinq ou six douzaines de pain</text:p>
      <text:p text:style-name="l"><text:span text:style-name="T69">Et que bien tost on le hatast</text:span></text:p>
      <text:p text:style-name="l">£</text:p>
      <text:p text:style-name="P70">Quant la moytie fut chapelle</text:p>
      <text:p text:style-name="P71">En vne hoste le fist mettre</text:p>
      <text:p text:style-name="P72">Cõme cil fut de pres haste</text:p>
      <text:p text:style-name="P73">Il pria et requist au maistre</text:p>
      <text:p text:style-name="P74">Quaucun se voulsist entremettre</text:p>
      <text:p text:style-name="P75">Dapporter apres luy courant</text:p>
      <text:p text:style-name="l"><text:span text:style-name="T76">Le</text:span><text:span text:style-name="T77"><text:s/>pain chappelle en son estre</text:span></text:p>
      <text:p text:style-name="l"><text:span text:style-name="T78">Tandis quon fist le demourant</text:span></text:p>
      <text:p text:style-name="l">£</text:p>
      <text:p text:style-name="P79">Le varlet le mist sur col</text:p>
      <text:p text:style-name="P80">Apres maistre francoys le porte</text:p>
      <text:p text:style-name="P81">Et arriua soit dur ou mol</text:p>
      <text:p text:style-name="P82">Empres vne grant vielle porte</text:p>
      <text:p text:style-name="P83">Le varlet descharga sa hoste</text:p>
      <text:p text:style-name="P84">Et fut renuoye tout courant</text:p>
      <text:p text:style-name="P85">Hastiuement traynant sa hoste</text:p>
      <text:p text:style-name="P86">Pour requerir le demourant</text:p>
      <text:p text:style-name="l">£</text:p>
      <text:p text:style-name="P87">Maistre francoys sans contredit</text:p>
      <text:p text:style-name="l"><text:span text:style-name="T88">Natendit</text:span><text:span text:style-name="T89"><text:s/>pas la reuenue</text:span></text:p>
      <text:soft-page-break/>
      <text:p text:style-name="P90">Il eut du pain par son edit</text:p>
      <text:p text:style-name="P91">Pour fournir sa franche repeue</text:p>
      <text:p text:style-name="P92">Le boulengier sans attendue</text:p>
      <text:p text:style-name="P93">Reuint mais il ne trouua point</text:p>
      <text:p text:style-name="P94">Son maistre dostel de dueil</text:p>
      <text:p text:style-name="P95">Quon lauoit trompe en ce peint</text:p>
      <text:h text:style-name="P96" text:outline-level="2">                 La<text:s/>manière<text:line-break/>                 dauoir<text:s/>du vin</text:h>
      <text:p text:style-name="l"><text:span text:style-name="T97">Apres quil fut fourny de viures</text:span></text:p>
      <text:p text:style-name="l">Il fault bien auoir le memoyre</text:p>
      <text:p text:style-name="l">Que silz voulaient se iour estre yures</text:p>
      <text:p text:style-name="l">Il faillot quilz eussent a boyre</text:p>
      <text:p text:style-name="l">Maistre frãcoys deues croire</text:p>
      <text:p text:style-name="l">Emprunta deux grans bros de boys<text:s/><text:span text:style-name="T98">b.i</text:span></text:p>
      <text:p text:style-name="l">£</text:p>
      <text:p text:style-name="l">Disãt quil estoit necessaire</text:p>
      <text:p text:style-name="l">Dauoir du vin par ambagois</text:p>
      <text:p text:style-name="l">Lun fist emplir de belle caue clere</text:p>
      <text:p text:style-name="l">Et vint a la pomme de pin</text:p>
      <text:p text:style-name="l">A tous ses deux bros sans renchere</text:p>
      <text:p text:style-name="l">Deãdant sil auoit bon vin</text:p>
      <text:p text:style-name="l">Et quon luy emplit du plus fin</text:p>
      <text:p text:style-name="l">Mais quil fust blanc (et)<text:s/>amoureux</text:p>
      <text:p text:style-name="l">Qn luy emplit pour faire fin</text:p>
      <text:p text:style-name="l">Dun tres bon vin blanc de baigneux</text:p>
      <text:p text:style-name="l">Maistre francoys print les deux brocz</text:p>
      <text:p text:style-name="l">Lun empres lautre les bouta</text:p>
      <text:p text:style-name="l">Incontinent<text:s/><text:span text:style-name="T99">ꝑ</text:span><text:s/>bon propos</text:p>
      <text:p text:style-name="l">Sans se haster il demāda</text:p>
      <text:p text:style-name="l">Au varlet quel vin esse la</text:p>
      <text:p text:style-name="l">Il luy dist du vin de baigneux</text:p>
      <text:p text:style-name="l">Ostez ostez ostez cella</text:p>
      <text:p text:style-name="l">Car<text:s/><text:span text:style-name="T100">ꝑ</text:span><text:s/>mafoy point ie nen veux</text:p>
      <text:p text:style-name="l">Quesse cy estes vo<text:span text:style-name="T101">9</text:span><text:s/>beiaune</text:p>
      <text:p text:style-name="l">Uuidez moy mõ broc vitement</text:p>
      <text:p text:style-name="l">Ie demãde du vin de beaune</text:p>
      <text:p text:style-name="l">Qui soit bon<text:s/>(et)<text:s/>non autrement</text:p>
      <text:p text:style-name="l">Et en parlãt subtillement</text:p>
      <text:p text:style-name="l">Le broc qui estoit de au plain</text:p>
      <text:p text:style-name="l">Luy chãgea a pur<text:s/>(et)<text:s/>a plain</text:p>
      <text:p text:style-name="l">(C)<text:s/>Par ce point ilz eurent du vin</text:p>
      <text:p text:style-name="l">Par fine force de tromper</text:p>
      <text:p text:style-name="l">Sans aller parler au devin</text:p>
      <text:p text:style-name="l">Ilz repeurent per ou nomper</text:p>
      <text:p text:style-name="l">Mais le beau ieu fut au souper</text:p>
      <text:p text:style-name="l">Car maistre francoys a bref mot</text:p>
      <text:p text:style-name="l">Leur dist ie me vueil occuper</text:p>
      <text:p text:style-name="l">Que nous mẽgerõs ẽnuyt du rost</text:p>
      <text:p text:style-name="l">          (C)<text:s/>La maniere dauoir du rost</text:p>
      <text:soft-page-break/>
      <text:p text:style-name="l">Il fut appointe quil yroit</text:p>
      <text:p text:style-name="l">Deuant lestal dun rotisseur</text:p>
      <text:p text:style-name="l">Et de la chair marchanderoit</text:p>
      <text:p text:style-name="l">Contrefaisãt du gaudisseur</text:p>
      <text:p text:style-name="l">Et pour trouuer moyen meilleur</text:p>
      <text:p text:style-name="l">Faignant que point on ne se ioue<text:s/><text:span text:style-name="T102">PP</text:span></text:p>
      <text:p text:style-name="l">Il viẽdroit vng entrepreneur</text:p>
      <text:p text:style-name="l">Qui luy bailleroit sur la ioue</text:p>
      <text:p text:style-name="l">(C)<text:s/>Il vint a la rotisserie</text:p>
      <text:p text:style-name="l">Et marchãda de la viande</text:p>
      <text:p text:style-name="l">Lautre vint de chiere marrie</text:p>
      <text:p text:style-name="l"><text:span text:style-name="T103">Quesse</text:span><text:s/>que ce paillart demãde</text:p>
      <text:p text:style-name="l">Luy baillãt vne<text:s/><text:span text:style-name="T104">buffe</text:span><text:s/>grande</text:p>
      <text:p text:style-name="l">En luy dissãt mainte reproche</text:p>
      <text:p text:style-name="l">Quãt il vit quil eut ceste offrande</text:p>
      <text:p text:style-name="l">Empoigna de rost plaine broche</text:p>
      <text:p text:style-name="l">(C)<text:s/>Celluy qui bailla le soufflet</text:p>
      <text:p text:style-name="l">Fuit biẽtost a mos expres</text:p>
      <text:p text:style-name="l">Maitre<text:s/>frãcoys sans plus deplet</text:p>
      <text:p text:style-name="l">A tout son rost courant a pres</text:p>
      <text:p text:style-name="l">Ainsi sans faire long proces</text:p>
      <text:p text:style-name="l">Ilz repeureut de cueur de uot</text:p>
      <text:p text:style-name="l">Et eurent ꝑ leur grant exces</text:p>
      <text:p text:style-name="l">Pain vin chex poisson<text:s/>(et)<text:s/>rost</text:p>
      <text:p text:style-name="l">(C)<text:s/>Et pour la premiere repeue</text:p>
      <text:p text:style-name="l">Dont a pres sera mencion</text:p>
      <text:p text:style-name="l">Bien digne destre ramẽtue</text:p>
      <text:p text:style-name="l">Et mise en reuelation</text:p>
      <text:p text:style-name="l">Et pourtãt soubz corretion</text:p>
      <text:p text:style-name="l">Affin que len parle encore</text:p>
      <text:p text:style-name="l">Comme nouuelle invẽcion</text:p>
      <text:p text:style-name="l">Redigee sera pour memire</text:p>
      <text:p text:style-name="l">(C)<text:s/>Or aduint de coup dauẽture</text:p>
      <text:p text:style-name="l">Que les suppoz deuãt nommez</text:p>
      <text:p text:style-name="l">Ne serchoit riens par droictue</text:p>
      <text:p text:style-name="l">Que gens en richesse renõmez</text:p>
      <text:p text:style-name="l">Ung iour quilz estoien<text:span text:style-name="T105">t<text:s/></text:span>affames</text:p>
      <text:p text:style-name="l">En la porte dun bon logis</text:p>
      <text:p text:style-name="l">virent entrer sãs estre armez</text:p>
      <text:p text:style-name="l">Ambassadeurs de long pays</text:p>
      <text:p text:style-name="l">(C)<text:s/>Si pẽserent entre eulx commẽt</text:p>
      <text:p text:style-name="l">Ilz pourroient leure repaistre</text:p>
      <text:p text:style-name="l">Et selon entendemẽt</text:p>
      <text:p text:style-name="l">Lun diceulx saprocha du maitre<text:s/><text:span text:style-name="T106">PP</text:span></text:p>
      <text:p text:style-name="l">Dostel<text:s/>(et)<text:s/>si fist a congnoistre</text:p>
      <text:p text:style-name="l">Disãt qui luy enseigneroit</text:p>
      <text:p text:style-name="l">Le hault le bas marche pour estre</text:p>
      <text:p text:style-name="l">Par luy<text:s/>ↄduyt si luy plaisoyt</text:p>
      <text:p text:style-name="l">£</text:p>
      <text:p text:style-name="l">Je croy biẽ q̃ mõseigneur le maistre</text:p>
      <text:soft-page-break/>
      <text:p text:style-name="l">Qui du bas mestier estoit tendre</text:p>
      <text:p text:style-name="l">Fist se gallãt tresbiẽ repaistre</text:p>
      <text:p text:style-name="l">Et luy<text:s/>ↄmãda charge prendre</text:p>
      <text:p text:style-name="l">De la cuisiner et dy entendre</text:p>
      <text:p text:style-name="l"><text:span text:style-name="T107">ZT ?an</text:span>t que leur train de partira</text:p>
      <text:p text:style-name="l">Et biẽ le payer sans attẽdre</text:p>
      <text:p text:style-name="l">A son gre quant il sen yra</text:p>
      <text:p text:style-name="l">£</text:p>
      <text:p text:style-name="l">Lors sen vint ses<text:s/>ↄpaignons</text:p>
      <text:p text:style-name="l">Dire nostre estre paye</text:p>
      <text:p text:style-name="l">Je suis ia lun des grans mignons</text:p>
      <text:p text:style-name="l">De leans<text:s/>(et)<text:s/>myeulx auoye</text:p>
      <text:p text:style-name="l">Car le maistre ma enuoye</text:p>
      <text:p text:style-name="l">Par la ville pour sen sortir</text:p>
      <text:p text:style-name="l">Mais se mon sens nest desuoye</text:p>
      <text:p text:style-name="l">Bien bref sen sera repentir</text:p>
      <text:p text:style-name="l">Ua luy dyrent ses<text:s/>ↄpaignons</text:p>
      <text:p text:style-name="l">Et esguise tout ton engin</text:p>
      <text:p text:style-name="l">A nous rechauffer les reignõs</text:p>
      <text:p text:style-name="l">Et nous faitz boire de bon vin</text:p>
      <text:p text:style-name="l">Passe to<text:span text:style-name="T108">9</text:span><text:s/>les sens patelin</text:p>
      <text:p text:style-name="l">De villon<text:s/>(et)<text:s/>pauque dẽ nayre</text:p>
      <text:p text:style-name="l">Car se venir peux en la fi</text:p>
      <text:p text:style-name="l">Passe seras maistre ordinaire</text:p>
      <text:p text:style-name="l">£</text:p>
      <text:p text:style-name="P109">Le gallant vint a la mason</text:p>
      <text:p text:style-name="P110">Ou estoit loge lãbassade</text:p>
      <text:p text:style-name="P111">Ou les seigneurs ꝑ beau blason</text:p>
      <text:p text:style-name="P112">Deuisoyent rõdeau ou balade</text:p>
      <text:p text:style-name="P113">il estoit miste gent<text:s/>(et)<text:s/>saige</text:p>
      <text:p text:style-name="P114">Bien a bitue bien en point</text:p>
      <text:p text:style-name="P115">Robe fourree pourpoint dostade</text:p>
      <text:p text:style-name="l"><text:span text:style-name="T116">Il entendoit son cõtrepoint<text:s/></text:span><text:span text:style-name="T117">PP</text:span></text:p>
      <text:p text:style-name="P118">Le principal embassadeur</text:p>
      <text:p text:style-name="P119">Aymoit vng peu le bas mestier</text:p>
      <text:p text:style-name="P120">Dont gallant fut a honneur</text:p>
      <text:p text:style-name="P121">Car cestoit quasi son mestier</text:p>
      <text:p text:style-name="P122">Et luy compta que a son quartier</text:p>
      <text:p text:style-name="P123">Auoit des femmes largement</text:p>
      <text:p text:style-name="P124">Qui estoient sil estoit mestier</text:p>
      <text:p text:style-name="l"><text:span text:style-name="T125">A son iolis commandement</text:span></text:p>
      <text:p text:style-name="l">£</text:p>
      <text:p text:style-name="P126">Le gallant fut entretenu</text:p>
      <text:p text:style-name="P127">Par ce seigneur venu nouueau</text:p>
      <text:p text:style-name="l"><text:span text:style-name="T128">Et<text:s/></text:span><text:span text:style-name="T129">leans</text:span><text:span text:style-name="T130"><text:s/>il fut retenu</text:span></text:p>
      <text:p text:style-name="P131">Pour estre fin franc macquereau</text:p>
      <text:p text:style-name="P132">Le ieu leur sembla si tresbeau</text:p>
      <text:p text:style-name="P133">Aussi il fist si bonne myne</text:p>
      <text:p text:style-name="l"><text:span text:style-name="T134">Quil fut<text:s/></text:span><text:span text:style-name="T135">esleu</text:span><text:span text:style-name="T136"><text:s/>sans nul appeau</text:span></text:p>
      <text:p text:style-name="l"><text:span text:style-name="T137">Pour estre varlet de cuisine</text:span></text:p>
      <text:soft-page-break/>
      <text:p text:style-name="l">£</text:p>
      <text:p text:style-name="P138">Les ambassadeurs conuoyerent</text:p>
      <text:p text:style-name="P139">Seigneurs et bourgois a disner</text:p>
      <text:p text:style-name="P140">Lesquelz voulentiers y allerent</text:p>
      <text:p text:style-name="P141">Passer temps point nen fault doubter</text:p>
      <text:p text:style-name="P142">Toutesfoys vous deuez scauoir</text:p>
      <text:p text:style-name="P143">Quelque chose que ie vous die</text:p>
      <text:p text:style-name="P144">Que lembassadeur pour tout veoir</text:p>
      <text:p text:style-name="P145">Craignoit tresfort lespydimie</text:p>
      <text:p text:style-name="l">£</text:p>
      <text:p text:style-name="P146">Ce gallant en fut aduerti</text:p>
      <text:p text:style-name="P147">Qui nonobstant fist bonne myne</text:p>
      <text:p text:style-name="P148">Et quant il fut pres de myoy</text:p>
      <text:p text:style-name="l"><text:span text:style-name="T149">A leure quil est temps quon<text:s/></text:span><text:span text:style-name="T150">dysgne</text:span></text:p>
      <text:p text:style-name="P151">Il entra dedens la cuisine</text:p>
      <text:p text:style-name="P152">Maintenant toute la viande</text:p>
      <text:p text:style-name="P153">Comme docteur en medicine</text:p>
      <text:p text:style-name="l"><text:span text:style-name="T154">Qui tient malades en commande</text:span></text:p>
      <text:p text:style-name="l">£</text:p>
      <text:p text:style-name="l"><text:span text:style-name="T155">Tous les seigneurs le regarderent<text:s/></text:span><text:span text:style-name="T156">b.iii.</text:span></text:p>
      <text:p text:style-name="P157">Son train ses facons ses manieres</text:p>
      <text:p text:style-name="P158">Mais pas apres luy ne tasterent</text:p>
      <text:p text:style-name="P159">Aussi ne luy challoit il gueres</text:p>
      <text:p text:style-name="P160">Apres il print les esguieres</text:p>
      <text:p text:style-name="P161">Le vin le claire lypocras</text:p>
      <text:p text:style-name="P162">Dariolles tartres entieres</text:p>
      <text:p text:style-name="P163">Il tata par tout par compas</text:p>
      <text:p text:style-name="P164">Et pour bien entendre son cas</text:p>
      <text:p text:style-name="P165">Quant il veit quil estoit saison</text:p>
      <text:p text:style-name="P166">A bien iouer ne faillit pas</text:p>
      <text:p text:style-name="P167">Pour faire aux seigneurs la raison</text:p>
      <text:p text:style-name="P168">Si bien que dedens la maison</text:p>
      <text:p text:style-name="P169">Demoura tout seul pour repaistre</text:p>
      <text:p text:style-name="P170">Soustenant par finie achoison</text:p>
      <text:p text:style-name="l"><text:span text:style-name="T171">Quil se<text:s/></text:span><text:span text:style-name="T172">vouloit (coquille douloit?)</text:span><text:span text:style-name="T173"><text:s/>du coste destre</text:span></text:p>
      <text:p text:style-name="l">£</text:p>
      <text:p text:style-name="P174">Lors y auoit vue couchette</text:p>
      <text:p text:style-name="P175">Ou il failloit la feste faire</text:p>
      <text:p text:style-name="P176">Et na dent qui ne luy cliquette</text:p>
      <text:p text:style-name="P177">La se mist cõmencant a braire</text:p>
      <text:p text:style-name="P178">Que len fuist au presbitaire</text:p>
      <text:p text:style-name="P179">Pour faire le prestre acourir</text:p>
      <text:p text:style-name="P180">A tout dieu<text:s/>(et)<text:s/>lautre ordinaire</text:p>
      <text:p text:style-name="l"><text:span text:style-name="T181">Qui fault pour vng qui veult mourir</text:span></text:p>
      <text:p text:style-name="P182">£</text:p>
      <text:p text:style-name="P183">Quant les seigneurs veirent le prestre</text:p>
      <text:p text:style-name="P184">Auec les sacremens venir</text:p>
      <text:p text:style-name="l"><text:span text:style-name="T185">Chascun deux<text:s/></text:span><text:span text:style-name="T186">eust</text:span><text:span text:style-name="T187"><text:s/>bien voulu estre</text:span></text:p>
      <text:p text:style-name="P188">Dehors ie nen vueil point mentir</text:p>
      <text:p text:style-name="P189">Si grant haste curent den sortir</text:p>
      <text:soft-page-break/>
      <text:p text:style-name="P190">Que la demourerent les viures</text:p>
      <text:p text:style-name="P191">Dont les compaignons du martir</text:p>
      <text:p text:style-name="P192">Furent troys iours et troys nuytz yures.</text:p>
      <text:p text:style-name="l">£</text:p>
      <text:p text:style-name="P193">Par ce point curent la repeue</text:p>
      <text:p text:style-name="P194">Franche chascun des compaignons</text:p>
      <text:p text:style-name="l"><text:span text:style-name="T195">La finesse le prestre le teue<text:s/></text:span><text:span text:style-name="T196">PP</text:span></text:p>
      <text:p text:style-name="P197">Affin de complaire aux mignons</text:p>
      <text:p text:style-name="P198">Mais les seigneurs dont len parlons</text:p>
      <text:p text:style-name="P199">Eurent tous pour ce coup laubade</text:p>
      <text:p text:style-name="P200">Chascun deux fut quon nen faillons</text:p>
      <text:p text:style-name="P201">De la grant peur troys iours malades</text:p>
      <text:h text:style-name="P202" text:outline-level="2">                La seconde<text:line-break/>                 repeue franche</text:h>
      <text:p text:style-name="l"><text:span text:style-name="T203">Ung lymosin vint a paris</text:span></text:p>
      <text:p text:style-name="l">Pour aucun proces quil auoit</text:p>
      <text:p text:style-name="l">Quant il partit de son pays</text:p>
      <text:p text:style-name="l">Pas gramment dargentil nauoit</text:p>
      <text:p text:style-name="l">Et toutesfoys il entendoit</text:p>
      <text:p text:style-name="l">Son fait et auoit souuenance</text:p>
      <text:p text:style-name="l">Que son cas mal se porteroit</text:p>
      <text:p text:style-name="l">Sil nauoit vne repeue franche</text:p>
      <text:p text:style-name="l">£</text:p>
      <text:p text:style-name="l">Le lymosin cest chose vraye</text:p>
      <text:p text:style-name="l">Qui nauoit vaillant vng patac</text:p>
      <text:p text:style-name="l">Sappeloit mõseigeur de combraye</text:p>
      <text:p text:style-name="l">Sans quon le suyuist a son trac</text:p>
      <text:p text:style-name="l">Plus ruse estoit que patac</text:p>
      <text:p text:style-name="l">Et affame comme vng vieil loup</text:p>
      <text:p text:style-name="l">Avec monseigneur de pennesac</text:p>
      <text:p text:style-name="l">Et le seigneur de lameson</text:p>
      <text:p text:style-name="l">£</text:p>
      <text:p text:style-name="l">Ses troys seigneurs sentretrouuerent</text:p>
      <text:p text:style-name="l">Car ilz estoient tout dun quartier</text:p>
      <text:p text:style-name="l">Et dieu scait silz se saluerent</text:p>
      <text:p text:style-name="l">Ainsi quil en estoit mestier</text:p>
      <text:p text:style-name="l">Toutesfoys ce bon escuier</text:p>
      <text:p text:style-name="l">De combraye propos final</text:p>
      <text:p text:style-name="l">Fut esleu leur grant conseiller</text:p>
      <text:p text:style-name="l">Et le gouuerneur principal</text:p>
      <text:p text:style-name="l">£</text:p>
      <text:p text:style-name="l">Ilz conclurent pour le meilleur</text:p>
      <text:p text:style-name="l">Que ce bon notable seigneur</text:p>
      <text:p text:style-name="l">yroit veoir sil pourroit trouuer<text:s/><text:span text:style-name="T204">PP</text:span></text:p>
      <text:p text:style-name="l">quelque bon lieu pour se logier</text:p>
      <text:p text:style-name="l">et scelon ce quil trouueroit</text:p>
      <text:p text:style-name="l">aux autres le racompteroit</text:p>
      <text:p text:style-name="l"><text:span text:style-name="T205">Or</text:span><text:s/>aduint que enuiron mydy</text:p>
      <text:p text:style-name="l">Il estoit de fain estourdy</text:p>
      <text:soft-page-break/>
      <text:p text:style-name="l">Sen vint en vne hostellerie</text:p>
      <text:p text:style-name="l">En la rue de la mortellerie</text:p>
      <text:p text:style-name="l">ou peut lenseigne du pestel</text:p>
      <text:p text:style-name="l">a bon logis et bon hostel</text:p>
      <text:p text:style-name="l">demandant son a que repaistre</text:p>
      <text:p text:style-name="l">Quy vrayement se dist le maistre</text:p>
      <text:p text:style-name="l">Ne soyes de rien en soucy</text:p>
      <text:p text:style-name="l">Car vous serez tresbien seruy</text:p>
      <text:p text:style-name="l">De pain de vin et de viande</text:p>
      <text:p text:style-name="l">Pas grant chose ie ne demande</text:p>
      <text:p text:style-name="l">Dist le bon seigneur de combraye</text:p>
      <text:p text:style-name="l">Il ny a gueres que iauoye</text:p>
      <text:p text:style-name="l"><text:span text:style-name="T206">Desiune</text:span><text:s/>mais toutesfoys</text:p>
      <text:p text:style-name="l">Si ay ie disne maintesfoys</text:p>
      <text:p text:style-name="l">Que nauoye pas tel appetit</text:p>
      <text:p text:style-name="l">Le seigneur menga vng petit</text:p>
      <text:p text:style-name="l">Car il nauoit gueres dargent</text:p>
      <text:p text:style-name="l">Commandant Quon fust diligent</text:p>
      <text:p text:style-name="l">Dauoir quelque chose de bon</text:p>
      <text:p text:style-name="l">Pour son souper vng gras chapon</text:p>
      <text:p text:style-name="l">Car il pensoit bien que se soyr</text:p>
      <text:p text:style-name="l">Il deuoit auec luy soupper</text:p>
      <text:p text:style-name="l">Des gentilz hommes de la court</text:p>
      <text:p text:style-name="l">Lostesse fut bien a son gourt</text:p>
      <text:p text:style-name="l">Car quant vint a compter lescot</text:p>
      <text:p text:style-name="l">Le seigneur ne dit oncques mot</text:p>
      <text:p text:style-name="l">Mais tout ce quelle demande</text:p>
      <text:p text:style-name="l">Le gentil homme luy bailla</text:p>
      <text:p text:style-name="l">Disant vous comptez par raison</text:p>
      <text:p text:style-name="l">Boutant son sac soubz son esselle</text:p>
      <text:p text:style-name="l">Et vint racompter la nouuelle<text:s/><text:span text:style-name="T207">PP</text:span></text:p>
      <text:p text:style-name="l">A ses compaignons<text:s/>(et)<text:s/>comment</text:p>
      <text:p text:style-name="l">Il failloit faire sagement</text:p>
      <text:p text:style-name="l">Et fut dit a peu de<text:s/><text:span text:style-name="T208">ꝑ</text:span>olles</text:p>
      <text:p text:style-name="l">Pour euiter grans monopoles</text:p>
      <text:p text:style-name="l">Que le seigneur de penneesac</text:p>
      <text:p text:style-name="l">yroit deuãt louer lestat</text:p>
      <text:p text:style-name="l">Et blasonner la suffisance</text:p>
      <text:p text:style-name="l">De ce seigneur car sã doubtãce</text:p>
      <text:p text:style-name="l">La chose le valloit tresbien</text:p>
      <text:p text:style-name="l">Et pour trouuer meilleur moyen</text:p>
      <text:p text:style-name="l">Il merroit a sa<text:s/>ↄpaignie</text:p>
      <text:p text:style-name="l">La meson il ne faillit mye</text:p>
      <text:p text:style-name="l">Et vit demander a lostesse</text:p>
      <text:p text:style-name="l">Son seigneur rempli de noblesse</text:p>
      <text:p text:style-name="l">Estoit loge en la maison</text:p>
      <text:p text:style-name="l">Lostesse respõdit que nom</text:p>
      <text:p text:style-name="l">Et que vrayement il ny auoyt</text:p>
      <text:p text:style-name="l">Qun limosin lequel debuoit</text:p>
      <text:p text:style-name="l">Uenir souper ausoir leans</text:p>
      <text:soft-page-break/>
      <text:p text:style-name="l">A dist il dame de ceans</text:p>
      <text:p text:style-name="l">Cest celluy q̃ no<text:span text:style-name="T209">9</text:span><text:s/>demandon</text:p>
      <text:p text:style-name="l">Par mafoy cest ce grant baron</text:p>
      <text:p text:style-name="l">Qui est arriue au matin</text:p>
      <text:p text:style-name="l">Ie nẽtens point vostre latin</text:p>
      <text:p text:style-name="l">Dist lostesse vo<text:span text:style-name="T210">9</text:span><text:s/><text:span text:style-name="T211">ꝑ</text:span>lez mal</text:p>
      <text:p text:style-name="l">Il na ne iument ne cheual</text:p>
      <text:p text:style-name="l">Et va a pie<text:s/><text:span text:style-name="T212">ꝑ</text:span>faulte dasne</text:p>
      <text:p text:style-name="l">Lors pennessac respondit dame</text:p>
      <text:p text:style-name="l">Il vient icy pour vng proces</text:p>
      <text:p text:style-name="l">Et est appellãt de lexces</text:p>
      <text:p text:style-name="l">Quon luy a fait en lymosin</text:p>
      <text:p text:style-name="l">Et va ainsi de pie affin</text:p>
      <text:p text:style-name="l">Que son proces soit plus tost fait</text:p>
      <text:p text:style-name="l">Lostesse le creut en effet</text:p>
      <text:p text:style-name="l"/>
      <text:p text:style-name="l"><text:span text:style-name="T213">Alors le seigneur de combraye</text:span></text:p>
      <text:p text:style-name="l">Arriua<text:s/>(et)<text:s/>dieu scet quel ioye</text:p>
      <text:p text:style-name="l">Ses deux autres seigneurs luy firent</text:p>
      <text:p text:style-name="l"><text:span text:style-name="T214">PP</text:span></text:p>
      <text:p text:style-name="l">Et le genoul en bas tendirẽt</text:p>
      <text:p text:style-name="l">Aussi<text:span text:style-name="T215"><text:s/></text:span>tost comme il fut venu</text:p>
      <text:p text:style-name="l">Et ꝑ ce point il fut congneu</text:p>
      <text:p text:style-name="l">Quil estoit seigneur hõnorable</text:p>
      <text:p text:style-name="l">Ce bon seigneur se sist a table</text:p>
      <text:p text:style-name="l">En tenãt bonne grauite</text:p>
      <text:p text:style-name="l">vis avis de lautre coste</text:p>
      <text:p text:style-name="l">Sassist le seigneur de lostel</text:p>
      <text:p text:style-name="l">Et eurent du vin dieu scait quel</text:p>
      <text:p text:style-name="l">Il ne le fault point demander</text:p>
      <text:p text:style-name="l">Quãt ce vint a lescot compter</text:p>
      <text:p text:style-name="l">Lostesse asses hault comptoit</text:p>
      <text:p text:style-name="l">Mais au seigneur il nen chaloit</text:p>
      <text:p text:style-name="l">Faignant qul fut tout plaint dargent</text:p>
      <text:p text:style-name="l">Lors il dist quon sust diligent</text:p>
      <text:p text:style-name="l">De<text:span text:style-name="T216"><text:s/></text:span>pẽser de faire les lis</text:p>
      <text:p text:style-name="l">Car il vouloit en ce logis</text:p>
      <text:p text:style-name="l">coucher<text:s/>/<text:s/>puis apres par expres</text:p>
      <text:p text:style-name="l">Aprint son sac a ces proces</text:p>
      <text:p text:style-name="l">Et le bailla leans en garde</text:p>
      <text:p text:style-name="l">En disant quon le contregardast</text:p>
      <text:p text:style-name="l">Se de largent voulez auoir.</text:p>
      <text:p text:style-name="l">Il ne fault que demander</text:p>
      <text:p text:style-name="l">Lostesse ne fut pas ingrate</text:p>
      <text:p text:style-name="l">En disant ie nen ay pas haste</text:p>
      <text:p text:style-name="l">Nespargnes riens qui soit ceans</text:p>
      <text:p text:style-name="l">Ses seigneurs coucherent leans</text:p>
      <text:p text:style-name="l">Lespace de cinq ou de six moys</text:p>
      <text:p text:style-name="l">Sans payer argent toutesfoys</text:p>
      <text:p text:style-name="l">Nonobstant ce quil demandoit</text:p>
      <text:soft-page-break/>
      <text:p text:style-name="l">A son hostesse selle voloit</text:p>
      <text:p text:style-name="l">auoir de largent bien souuent</text:p>
      <text:p text:style-name="l">Mais il nestoit point bien content</text:p>
      <text:p text:style-name="l">De<text:s/><text:span text:style-name="T217">mectre(coquille mettre?)<text:s/></text:span>souuent main a bource</text:p>
      <text:p text:style-name="l">Lostesse nestoit point rebource</text:p>
      <text:p text:style-name="l">Et dist ne vo<text:span text:style-name="T218">9</text:span><text:s/>en soucies</text:p>
      <text:p text:style-name="l">Dieu mercy iay argent asses</text:p>
      <text:p text:style-name="l">A vostre bon commandement</text:p>
      <text:p text:style-name="l"><text:span text:style-name="T219">PP</text:span></text:p>
      <text:p text:style-name="l">Ses mignons pẽserẽt comment</text:p>
      <text:p text:style-name="l">ilz pourroient retirer leur sac</text:p>
      <text:p text:style-name="l">Et lors monseigneur de pennesac</text:p>
      <text:p text:style-name="l">Dist a ce baron de combraye</text:p>
      <text:p text:style-name="l">Quil se boutast biẽ tost en voye</text:p>
      <text:p text:style-name="l">Faignãt qui fust embesoigne</text:p>
      <text:p text:style-name="l">Ce seigneur vint tout reffrongne</text:p>
      <text:p text:style-name="l">vers lostesse ꝑ bon moyen</text:p>
      <text:p text:style-name="l">Et luy dist mon cas vatresbien</text:p>
      <text:p text:style-name="l">Mon proces est ennuyt iuge</text:p>
      <text:p text:style-name="l">Bailles moy mon sac sõme toute</text:p>
      <text:p text:style-name="l">Car iay peur<text:s/>(et)<text:s/>si fais grant doute</text:p>
      <text:p text:style-name="l">Que les seigneurs soyent de partis</text:p>
      <text:p text:style-name="l">Il print son sac a dieu vo<text:span text:style-name="T220">9</text:span><text:s/>dis</text:p>
      <text:p text:style-name="l">Ie reuiẽdray tout maintenat</text:p>
      <text:p text:style-name="l">Il sen alla diligemment</text:p>
      <text:p text:style-name="l">Atout ses proces<text:s/>(et)<text:s/>son sac</text:p>
      <text:p text:style-name="l">Et le seigneur depenne sac</text:p>
      <text:p text:style-name="l">Et de lameson latendoient</text:p>
      <text:p text:style-name="l">Lesquelz deux seigneurs sesbatoient</text:p>
      <text:p text:style-name="l">A recuillir les torchecuz</text:p>
      <text:p text:style-name="l">Des seigneurs qui estoient ven<text:span text:style-name="T221">9</text:span></text:p>
      <text:p text:style-name="l">Aux chambres et biẽ se pensoiẽt</text:p>
      <text:p text:style-name="l">Qua quelq̃ chose seruoient</text:p>
      <text:p text:style-name="l">Ilz osterent to<text:span text:style-name="T222">9</text:span><text:s/>ces proces</text:p>
      <text:p text:style-name="l">De ce sac<text:s/>(et)<text:s/>par motz expres</text:p>
      <text:p text:style-name="l">Lemplirent desditz torchecuz</text:p>
      <text:p text:style-name="l">Puys au soir quãt furent ven<text:span text:style-name="T223">9</text:span></text:p>
      <text:p text:style-name="l">A leur logis fut mys en garde</text:p>
      <text:p text:style-name="l">Et pour myeulx estre en sauue garde</text:p>
      <text:p text:style-name="l">Il fut boute ꝑ grant humblesse</text:p>
      <text:p text:style-name="l">Auec les robes de lostesse</text:p>
      <text:p text:style-name="l">Qui sentoient le muguelias</text:p>
      <text:p text:style-name="l">Au soir firent grant ralias</text:p>
      <text:p text:style-name="l">Le lendemain il fut saison</text:p>
      <text:p text:style-name="l">De departir il fut saison</text:p>
      <text:p text:style-name="l"><text:span text:style-name="T224">PP</text:span></text:p>
      <text:p text:style-name="l">Auoir vng morceau de fromaige</text:p>
      <text:p text:style-name="speaker">               Le clerc</text:p>
      <text:p text:style-name="l"><text:span text:style-name="T225">Adoncdit le clerc mon amy</text:span></text:p>
      <text:p text:style-name="l">Il fault compter car vous deuez</text:p>
      <text:soft-page-break/>
      <text:p text:style-name="l">Tout par tout sept soubz et demy</text:p>
      <text:p text:style-name="l">Et convient que les me payes</text:p>
      <text:p text:style-name="speaker">               Le gallant</text:p>
      <text:p text:style-name="l"><text:span text:style-name="T226">Je ne scay comment les aurez</text:span></text:p>
      <text:p text:style-name="l">Dist la gallant par saint gille</text:p>
      <text:p text:style-name="l">Je vueil bien que vous le sachez</text:p>
      <text:p text:style-name="l">Je ne sache ne croix ne pile</text:p>
      <text:p text:style-name="speaker">               Le clerc</text:p>
      <text:p text:style-name="l"><text:span text:style-name="T227">Qui na argent si laisse gaige</text:span></text:p>
      <text:p text:style-name="l">Se nest que le fait droicturier</text:p>
      <text:p text:style-name="l">Uoulez vous viure dauantaige</text:p>
      <text:p text:style-name="l">Et nauez maille ne denier</text:p>
      <text:p text:style-name="l">Estes vous larron ou murdier</text:p>
      <text:p text:style-name="l">Par dieu ains que dicy ie hobe</text:p>
      <text:p text:style-name="l">Uous me payerez pour abreger</text:p>
      <text:p text:style-name="l">Ou vous y laisserez la robe</text:p>
      <text:p text:style-name="speaker">                Le gallant</text:p>
      <text:p text:style-name="l"><text:span text:style-name="T228">Quant est dargent ie nen ay point</text:span></text:p>
      <text:p text:style-name="l">Affin de le dire tout hault</text:p>
      <text:p text:style-name="l">Comment men iray ie en pourpoint</text:p>
      <text:p text:style-name="l">Desnue comment vng marault</text:p>
      <text:p text:style-name="l">Dieu mercy ie nay pas trop chault</text:p>
      <text:p text:style-name="l">Mais sil vous plaisoit menployer</text:p>
      <text:p text:style-name="l">Je vous seruiroye sans deffault</text:p>
      <text:p text:style-name="l">Jusques a mon escot payer</text:p>
      <text:p text:style-name="speaker">               Le clerc</text:p>
      <text:p text:style-name="l"><text:span text:style-name="T229">Et comment que scauez vous faire</text:span></text:p>
      <text:p text:style-name="l">Dictes le moy tout plainement</text:p>
      <text:p text:style-name="speaker">               Le gallant</text:p>
      <text:p text:style-name="l"><text:span text:style-name="T230">Quoy toute chose necessaire</text:span></text:p>
      <text:p text:style-name="l">Point ne fault demander comment</text:p>
      <text:p text:style-name="l">Je gaige que tout maintenant</text:p>
      <text:p text:style-name="l">Que ie chanteray vng couplet</text:p>
      <text:p text:style-name="l"><text:span text:style-name="T231">PP</text:span></text:p>
      <text:p text:style-name="l">Si hault et si cler ie me vante</text:p>
      <text:p text:style-name="l">Que vous direz ce la me plaist</text:p>
      <text:p text:style-name="speaker">               Lacteur</text:p>
      <text:p text:style-name="l"><text:span text:style-name="T232">Lors le varlet voyant cecy</text:span></text:p>
      <text:p text:style-name="l">Fut content de ceste gageure</text:p>
      <text:p text:style-name="l">Et pensa a luy mesme ainsy</text:p>
      <text:p text:style-name="l">Quil attendroit ceste aduenture</text:p>
      <text:p text:style-name="l">Et sil chantoit bien dauenture</text:p>
      <text:p text:style-name="l">Il luy diroit pour tous bebas</text:p>
      <text:p text:style-name="l">Quil payast lescot bonne alleure</text:p>
      <text:p text:style-name="l">Car son chant ne luy plaisoit pas</text:p>
      <text:p text:style-name="l"/>
      <text:p text:style-name="l">Lacord fut dit lacord fut fait</text:p>
      <text:p text:style-name="l">Deuant tous non pas en derriere</text:p>
      <text:p text:style-name="l">Lors le gallant tira de fait</text:p>
      <text:p text:style-name="l">De dedens sa gibeciere</text:p>
      <text:soft-page-break/>
      <text:p text:style-name="l">Une bource dargent legiere</text:p>
      <text:p text:style-name="l">Qui estoit plaine de mereaulx</text:p>
      <text:p text:style-name="l">Et chanta par bonne maniere</text:p>
      <text:p text:style-name="l">Haultement ses motz nouueaulx</text:p>
      <text:p text:style-name="l"/>
      <text:p text:style-name="l">De sa bource dessus la table</text:p>
      <text:p text:style-name="l">Frappa affin que ie le note</text:p>
      <text:p text:style-name="l">Et comme chose conuenable</text:p>
      <text:p text:style-name="l">Chanta ainsy a haulte note</text:p>
      <text:p text:style-name="l">Il fault payer tõ hoste tõ hoste ton hoste</text:p>
      <text:p text:style-name="l">Tout au long chanta ce couplet</text:p>
      <text:p text:style-name="l">Le varlet estant coste a coste</text:p>
      <text:p text:style-name="l">Respondit cela bien me plaist</text:p>
      <text:p text:style-name="l"/>
      <text:p text:style-name="l">Touteffoys il natendoit pas</text:p>
      <text:p text:style-name="l">Quil ne fut de lescot paye</text:p>
      <text:p text:style-name="l">Parquoy il failloit sur ce pas</text:p>
      <text:p text:style-name="l">De son sens il fut desuoye</text:p>
      <text:p text:style-name="l">Et deuant tous fut notifie</text:p>
      <text:p text:style-name="l">Quil estoit gentil compaignon</text:p>
      <text:p text:style-name="l">Et quil auoit par son traicte</text:p>
      <text:p text:style-name="l">Bien disne pour vne chanson</text:p>
      <text:p text:style-name="l"><text:span text:style-name="T233">C.ii</text:span></text:p>
      <text:p text:style-name="l">Cest bien disne quant on eschappe</text:p>
      <text:p text:style-name="l">Sans debourcer pas vng denier</text:p>
      <text:p text:style-name="l">Et dire a dieu au tauernier</text:p>
      <text:p text:style-name="l">En torchant son nez a la nappe</text:p>
      <text:h text:style-name="P234" text:outline-level="2">               La repeue<text:line-break/>               du peletier</text:h>
      <text:p text:style-name="l"><text:span text:style-name="T235">Ung</text:span><text:span text:style-name="T236"><text:s/></text:span><text:span text:style-name="T237">iour aduint qun peletier</text:span></text:p>
      <text:p text:style-name="l">Espousa vne belle femme</text:p>
      <text:p text:style-name="l">Qui appetoit le bas mestier</text:p>
      <text:p text:style-name="l">En faisant recorder sa game</text:p>
      <text:p text:style-name="l">Ce peletier sans penser blasme</text:p>
      <text:p text:style-name="l">Ne sen soucioit qun petit.</text:p>
      <text:p text:style-name="l">Mieulx aymoit de vin vne drame</text:p>
      <text:p text:style-name="l">Que coucher dedens vng beau lit</text:p>
      <text:p text:style-name="l">Ung cure voyant cest affaire</text:p>
      <text:p text:style-name="l">De la femme fut amoureux</text:p>
      <text:p text:style-name="l">Et pensa qua son presbitaire</text:p>
      <text:p text:style-name="l">Il meneroit ce maistre gueux</text:p>
      <text:p text:style-name="l">Il sen vint a luy tout ioyeux</text:p>
      <text:p text:style-name="l">A celle fin de le tromper</text:p>
      <text:p text:style-name="l">En disant mon voisin ie veulx</text:p>
      <text:p text:style-name="l">Vous donner ennuyt a soupper</text:p>
      <text:p text:style-name="l"/>
      <text:p text:style-name="l">Le pelletier en fut content</text:p>
      <text:p text:style-name="l">Car il ne vouloit que repaistre</text:p>
      <text:p text:style-name="l">Et alla tout incontinent</text:p>
      <text:soft-page-break/>
      <text:p text:style-name="l">Faire grant chiere auec le prestre</text:p>
      <text:p text:style-name="l">Qui luy ioua dun tour de maistre</text:p>
      <text:p text:style-name="l">Disant ma robe est deffourree</text:p>
      <text:p text:style-name="l">Il vous y conuient la main mettre</text:p>
      <text:p text:style-name="l">Affin quelle soit refourree</text:p>
      <text:p text:style-name="l"/>
      <text:p text:style-name="l">Et bien se dist le pelletier</text:p>
      <text:p text:style-name="l">Monseigneur ien suis bien content</text:p>
      <text:p text:style-name="l">Mais que vous men vueilles payer</text:p>
      <text:p text:style-name="l">Je suis tout vostre seurement</text:p>
      <text:p text:style-name="l">Ilz firent leur appointement</text:p>
      <text:p text:style-name="l">Quil auroit pour tout inuentoire</text:p>
      <text:p text:style-name="l"><text:span text:style-name="T238">PP</text:span></text:p>
      <text:p text:style-name="l">Dix soubz tournois entierement</text:p>
      <text:p text:style-name="l">Et du vin largement pour boyre</text:p>
      <text:p text:style-name="l"/>
      <text:p text:style-name="l">Pourueu quil la despecheroit</text:p>
      <text:p text:style-name="l">Car il luy estoit necessaire</text:p>
      <text:p text:style-name="l">Et que toute nuyt veilleroit</text:p>
      <text:p text:style-name="l">Auec son clerc au presbitaire</text:p>
      <text:p text:style-name="l">Il fut content de cest affaire</text:p>
      <text:p text:style-name="l">Mais le cure les enferma</text:p>
      <text:p text:style-name="l">Soubz la clef sans grant noyse faire</text:p>
      <text:p text:style-name="l">Puis hors la maison sen alla</text:p>
      <text:p text:style-name="l"/>
      <text:p text:style-name="l">Le cure vint en la maison</text:p>
      <text:p text:style-name="l">Du pelletier par ses sornettes</text:p>
      <text:p text:style-name="l">Et trouua si bonne achoison</text:p>
      <text:p text:style-name="l">Quil fist tresbien ses besongnettes</text:p>
      <text:p text:style-name="l">Ilz firent cent mille chosettes</text:p>
      <text:p text:style-name="l">Car ainsy comme il me semble</text:p>
      <text:p text:style-name="l"/>
      <text:p text:style-name="l">Le fourreur pour la repeue franche</text:p>
      <text:p text:style-name="l">Fut fait coqu bien fermement</text:p>
      <text:p text:style-name="l">Et luy chargea la dame blanche</text:p>
      <text:p text:style-name="l">Quil luy retournast hardiment</text:p>
      <text:p text:style-name="l">Et que par son sainct sacrement</text:p>
      <text:p text:style-name="l">Jamais nul iour ne loublira</text:p>
      <text:p text:style-name="l">Mais luy fera hebergement</text:p>
      <text:p text:style-name="l">Toutes les foys quil luy plaira</text:p>
      <text:p text:style-name="l"/>
      <text:p text:style-name="l">Et pourtant donne soy de garde</text:p>
      <text:p text:style-name="l">Chascun qui aura belle femme</text:p>
      <text:p text:style-name="l">Quon ne luy ioue de telle aubade</text:p>
      <text:p text:style-name="l">Pour la repeue cest grant diffame</text:p>
      <text:p text:style-name="l">Quant il est sceu ce nest que blasme</text:p>
      <text:p text:style-name="l">Et reproche au temps aduenir</text:p>
      <text:p text:style-name="l">Dela des repeues la grant gaigne</text:p>
      <text:p text:style-name="l">Pourtant ayes en souuenir</text:p>
      <text:soft-page-break/>
      <text:h text:style-name="Titre2" text:outline-level="2"><text:span text:style-name="T239">               </text:span><text:span text:style-name="T240">L(?)</text:span><text:span text:style-name="T241">a repeue franche des</text:span><text:span text:style-name="T242"><text:line-break/></text:span><text:span text:style-name="T243">               gallans sans soucy</text:span></text:h>
      <text:p text:style-name="l"><text:span text:style-name="T244">C.iii.</text:span></text:p>
      <text:p text:style-name="P245">Vne assemblee de compaignons</text:p>
      <text:p text:style-name="P246">Nommez les gallans sans soucy</text:p>
      <text:p text:style-name="P247">Se trouuerent entre deux pons</text:p>
      <text:p text:style-name="P248">Pres le palais il est ainsi</text:p>
      <text:p text:style-name="P249">Dautres y en auoit aussy</text:p>
      <text:p text:style-name="P250">Qui aymoient bien besongne faicte</text:p>
      <text:p text:style-name="P251">Et estoient de franct cueur transsys</text:p>
      <text:p text:style-name="P252">Alabbe de saincte souffrette</text:p>
      <text:p text:style-name="l"/>
      <text:p text:style-name="P253">Ses mygnons ainsi assembles</text:p>
      <text:p text:style-name="P254">Ne demanderent que repos</text:p>
      <text:p text:style-name="P255">Dargent ilz nestoient pas comblez</text:p>
      <text:p text:style-name="P256">Nonpourtant ne faillirent pas</text:p>
      <text:p text:style-name="P257">Ilz se bonterent cest le cas</text:p>
      <text:p text:style-name="P258">A senseigne du plat destain</text:p>
      <text:p text:style-name="P259">Ou ilz repeurent par compas</text:p>
      <text:p text:style-name="P260">Car ilz en auoient bien besoing</text:p>
      <text:p text:style-name="l"/>
      <text:p text:style-name="P261">Quant ce vint a lescot compter</text:p>
      <text:p text:style-name="P262">Je croy que nul ne sen courrouce</text:p>
      <text:p text:style-name="P263">Mais le beau ieu est au payer</text:p>
      <text:p text:style-name="P264">Quant il ny a denier en bource</text:p>
      <text:p text:style-name="P265">Nul deulx nauoit chiere rebourcee</text:p>
      <text:p text:style-name="P266">Pour de lescot venir au bout</text:p>
      <text:p text:style-name="l"><text:span text:style-name="T267">Dist vng gallant de plaine<text:s/></text:span><text:span text:style-name="T268">sourete(problème de rime?)</text:span></text:p>
      <text:p text:style-name="P269">In nen fault qun pour payer tout</text:p>
      <text:p text:style-name="l"/>
      <text:p text:style-name="P270">Ilz appointerent tous ensemble</text:p>
      <text:p text:style-name="P271">Que lun diceux on benderoit</text:p>
      <text:p text:style-name="P272">Par ainsi scelonquil me semble</text:p>
      <text:p text:style-name="l"><text:span text:style-name="T273">Le premier<text:s/></text:span>q̃<text:span text:style-name="T274">l empoigneroit</text:span></text:p>
      <text:p text:style-name="P275">Estoit dit que lescot payeroit</text:p>
      <text:p text:style-name="P276">Mais ilz en eurent grant discort</text:p>
      <text:p text:style-name="P277">Chascun bande estre vouloit</text:p>
      <text:p text:style-name="P278">Dont ne peurent estre dacord</text:p>
      <text:p text:style-name="l"/>
      <text:p text:style-name="P279">Le varlet voyant ses debas</text:p>
      <text:p text:style-name="P280">Leur dist nul de vous ne sesmoye</text:p>
      <text:p text:style-name="l"><text:span text:style-name="T281">PP</text:span></text:p>
      <text:p text:style-name="P282">Je suis content que par compas</text:p>
      <text:p text:style-name="P283">Tout maintenant bande ie soye</text:p>
      <text:p text:style-name="l"><text:span text:style-name="T284">Les gallans en eurent grant</text:span><text:span text:style-name="T285"><text:s/></text:span><text:span text:style-name="T286">ioye</text:span></text:p>
      <text:p text:style-name="P287">Et le banderent en ce lieu</text:p>
      <text:p text:style-name="P288">Puis chascun deux si print la voye</text:p>
      <text:p text:style-name="P289">Pour sen aller sans dire a dieu</text:p>
      <text:p text:style-name="l"/>
      <text:p text:style-name="P290">Ce varlet qui estoit bande</text:p>
      <text:soft-page-break/>
      <text:p text:style-name="P291">Tournoyoit parmy la maison</text:p>
      <text:p text:style-name="P292">Il fut de lescot prebende</text:p>
      <text:p text:style-name="P293">Par ceste subtille choyson</text:p>
      <text:p text:style-name="P294">Affin dauoir prouision</text:p>
      <text:p text:style-name="P295">De lescot loste monte en hault</text:p>
      <text:p text:style-name="P296">Quant il veit ceste inuention</text:p>
      <text:p text:style-name="P297">A peu que le cueur ne luy fault</text:p>
      <text:p text:style-name="P298">En montant loste fut happe</text:p>
      <text:p text:style-name="P299">Par son varlet sans dire mot</text:p>
      <text:p text:style-name="P300">Disant ie vous ay attrappe</text:p>
      <text:p text:style-name="P301">Il faut que vous payes lescot</text:p>
      <text:p text:style-name="P302">Du que vous laissez la robe</text:p>
      <text:p text:style-name="P303">De quoy il ne fut pas ioyeulx</text:p>
      <text:p text:style-name="P304">Cuidant quil fut mathelineulx</text:p>
      <text:p text:style-name="l"/>
      <text:p text:style-name="P305">Quant le varlet se desbanda</text:p>
      <text:p text:style-name="P306">La tromperie peult congnoistre</text:p>
      <text:p text:style-name="P307">Fut estonne quant regarda</text:p>
      <text:p text:style-name="P308">Et veit bien que cestoit son maistre</text:p>
      <text:p text:style-name="P309">Pensez quil en eut belle lettre</text:p>
      <text:p text:style-name="P310">Car ilz parla lors a baston</text:p>
      <text:p text:style-name="P311">Et pour sa peine sans riens mettre</text:p>
      <text:p text:style-name="P312">Il eust quattre coups de baston</text:p>
      <text:p text:style-name="P313"/>
      <text:p text:style-name="P314">Ainsy furent sans rien payer</text:p>
      <text:p text:style-name="P315">Les poures gallans deliurez</text:p>
      <text:p text:style-name="P316">De la maison du tauernier</text:p>
      <text:p text:style-name="P317">Ou ilz cestoient pres que enyurez</text:p>
      <text:p text:style-name="P318">Des vins quon leur auoit liurez</text:p>
      <text:p text:style-name="P319">Pour boyre a plain gobelet</text:p>
      <text:p text:style-name="P320">Que paya le poure varlet</text:p>
      <text:p text:style-name="l"><text:span text:style-name="T321">PP</text:span></text:p>
      <text:p text:style-name="P322">Et que se soit vray certain</text:p>
      <text:p text:style-name="P323">Ainsy que mont dit cinq ou six</text:p>
      <text:p text:style-name="P324">Le cas aduint au plau destain</text:p>
      <text:p text:style-name="P325">Pres saint pierre des arsis</text:p>
      <text:p text:style-name="l"><text:span text:style-name="T326">Bien eschoit vng grant</text:span><text:span text:style-name="T327"><text:s/></text:span><text:span text:style-name="T328">mercys</text:span></text:p>
      <text:p text:style-name="P329">A tout le moins pour ce repas</text:p>
      <text:p text:style-name="P330">Et si ne le payerent pas</text:p>
      <text:p text:style-name="l"/>
      <text:p text:style-name="P331">Aussy fut si bien aueugle</text:p>
      <text:p text:style-name="P332">Le poure varlet maleureux</text:p>
      <text:p text:style-name="P333">Quil fut de tout lescot sengle</text:p>
      <text:p text:style-name="P334">Et faillut quil payast pour eulx</text:p>
      <text:p text:style-name="P335">Et sen allerent tous ioyeulx</text:p>
      <text:p text:style-name="P336">Les mygnons torchant leur visaige</text:p>
      <text:p text:style-name="P337">Qui auoient disne dauantaige</text:p>
      <text:p text:style-name="P338"/>
      <text:p text:style-name="P339">Pour passer temps ioyeusement</text:p>
      <text:p text:style-name="P340">Racompter vueil vne repeue</text:p>
      <text:soft-page-break/>
      <text:p text:style-name="P341">Qui fut faicte subtillement</text:p>
      <text:p text:style-name="P342">Pres montfaucon cest chose seue</text:p>
      <text:p text:style-name="P343">Et diray la desconuenue</text:p>
      <text:p text:style-name="P344">Quil aduint a de fins ouuriers</text:p>
      <text:p text:style-name="P345">Aussy y sera ramentue</text:p>
      <text:p text:style-name="l"><text:span text:style-name="T346">L(?)</text:span><text:span text:style-name="T347">a finesse des escolliers</text:span></text:p>
      <text:p text:style-name="l"/>
      <text:p text:style-name="P348">Quant compaignons sont desbauchez</text:p>
      <text:p text:style-name="P349">Ilz ne serchent que compaignie</text:p>
      <text:p text:style-name="P350">Plusieurs ont les vins vendengez</text:p>
      <text:p text:style-name="P351">Et beuz quasi iusque a la lye</text:p>
      <text:p text:style-name="P352">Or aduint que grande mesgnye</text:p>
      <text:p text:style-name="P353">De compaignons sentrecontrerent</text:p>
      <text:p text:style-name="P354">Et sans trouuer la saison chiere</text:p>
      <text:p text:style-name="P355">Chascun deulx se resiouysoit</text:p>
      <text:p text:style-name="P356">Disans bons motz faisans grant chiere</text:p>
      <text:p text:style-name="P357">Par ce point le temps se passoit</text:p>
      <text:p text:style-name="P358">Mais lun diceulx promis auoit</text:p>
      <text:p text:style-name="P359">A coucher auec vne garce</text:p>
      <text:p text:style-name="l"><text:span text:style-name="T360">PP</text:span></text:p>
      <text:p text:style-name="P361">Et aux autres le racomptoit</text:p>
      <text:p text:style-name="P362">Par ieu en maniere de farce</text:p>
      <text:p text:style-name="l"/>
      <text:p text:style-name="P363">Tant parlerent du bas mestier</text:p>
      <text:p text:style-name="P364">Quil fut conclu par leur facon</text:p>
      <text:p text:style-name="P365">Quilz yroient ce soir la coucher</text:p>
      <text:p text:style-name="P366">Pres le gibet de montfaucon</text:p>
      <text:p text:style-name="P367">Et auroient pour prouision</text:p>
      <text:p text:style-name="P368">Ung paste de facon subtille</text:p>
      <text:p text:style-name="P369">Et merroient en conclusion</text:p>
      <text:p text:style-name="P370">Auec eulx chascun vne fille</text:p>
      <text:p text:style-name="P371"/>
      <text:p text:style-name="P372">Cest paste ie vous en respons</text:p>
      <text:p text:style-name="P373">Fut fait sans demander quil couste</text:p>
      <text:p text:style-name="P374">Car il y auoit six chappons</text:p>
      <text:p text:style-name="P375">Sans la chair que point ie ny bout</text:p>
      <text:p text:style-name="P376">On y eut bien tourne le coute</text:p>
      <text:p text:style-name="P377">Tant estoit grant point nen doubtez</text:p>
      <text:p text:style-name="P378">Le prince des sotz et sa route</text:p>
      <text:p text:style-name="P379">En eussent bien este souppez</text:p>
      <text:p text:style-name="P380"/>
      <text:p text:style-name="P381">Deux escoliers voyans le cas</text:p>
      <text:p text:style-name="P382">Qui ne scayuent rien de tromper</text:p>
      <text:p text:style-name="P383">Sans prendre conseil dauocas</text:p>
      <text:p text:style-name="P384">Ilz si voulurent occuper</text:p>
      <text:p text:style-name="P385">Pensant a eulx comme attraper</text:p>
      <text:p text:style-name="P386">Les pourroient destoc ou de hanche</text:p>
      <text:p text:style-name="P387">Car ilz vouloient ce soyr soupper</text:p>
      <text:p text:style-name="P388">Et auoir vne repeue franche</text:p>
      <text:p text:style-name="P389"/>
      <text:soft-page-break/>
      <text:p text:style-name="P390">Sans aller parler au deuin</text:p>
      <text:p text:style-name="P391">Lun print ce paste de facon</text:p>
      <text:p text:style-name="P392">Lautre empongna vng broc de vin</text:p>
      <text:p text:style-name="P393">Du pain assez selon raison</text:p>
      <text:p text:style-name="P394">Et allerent vers monfaucon</text:p>
      <text:p text:style-name="P395">Du estoit toute lassemblee</text:p>
      <text:p text:style-name="P396">Filles y auoit a foyson</text:p>
      <text:p text:style-name="P397">Faisans chiere desmesuree</text:p>
      <text:p text:style-name="l"><text:span text:style-name="T398">PP</text:span></text:p>
      <text:p text:style-name="P399">Aussy iuste comme lorloge</text:p>
      <text:p text:style-name="P400">Par deuis et bonne maniere</text:p>
      <text:p text:style-name="P401">Ilz entrerent dedens leur loge</text:p>
      <text:p text:style-name="P402">Esperant de faire grant chiere</text:p>
      <text:p text:style-name="P403">Et tastoient deuant et derriere</text:p>
      <text:p text:style-name="P404">Ses poures filles hault et bas</text:p>
      <text:p text:style-name="l"/>
      <text:p text:style-name="P405">Les escoliers sans nulles fables</text:p>
      <text:p text:style-name="P406">Voyant ceste desconuenue</text:p>
      <text:p text:style-name="P407">Vestirent des abbis de dyables</text:p>
      <text:p text:style-name="P408">Et vindrent la sans attendue</text:p>
      <text:p text:style-name="P409">Lun vng croc lautre vne massue</text:p>
      <text:p text:style-name="P410">Pour auoyr la franche repeue</text:p>
      <text:p text:style-name="P411">Vindrent assaillir les gallans</text:p>
      <text:p text:style-name="P412"/>
      <text:p text:style-name="P413">Disant a mort a mort a mort</text:p>
      <text:p text:style-name="P414">Prenez ses chaines de fer</text:p>
      <text:p text:style-name="P415">Ribaulx putains par desconfort</text:p>
      <text:p text:style-name="P416">Et les admenez en enfer</text:p>
      <text:p text:style-name="P417">Mis seront auec lucifer</text:p>
      <text:p text:style-name="P418">Au plus parfont de la chaudiere</text:p>
      <text:p text:style-name="P419">Et puis pour mieulx les eschauffer</text:p>
      <text:p text:style-name="l"><text:span text:style-name="T420">G(?)</text:span><text:span text:style-name="T421">ettez seront en la riuiere</text:span></text:p>
      <text:p text:style-name="l"/>
      <text:p text:style-name="P422">Lun des gallans pour abreger</text:p>
      <text:p text:style-name="P423">Respondit ma vie est finee</text:p>
      <text:p text:style-name="P424">En enfer me fault heberger</text:p>
      <text:p text:style-name="P425">Decy ma derniere iournee</text:p>
      <text:p text:style-name="P426">Or suis ie bien ame damnee</text:p>
      <text:p text:style-name="P427">Nostre peche nous a attains</text:p>
      <text:p text:style-name="P428">Car nous yrons sans demeuree</text:p>
      <text:p text:style-name="P429">En enfer auec ses putains</text:p>
      <text:p text:style-name="P430"/>
      <text:p text:style-name="P431">Se vous les eussies veu fouyr</text:p>
      <text:p text:style-name="P432">Jamais ne vites plus beau ieu</text:p>
      <text:p text:style-name="P433">Lun amont lautre aual courir</text:p>
      <text:p text:style-name="P434">Chascun deulx ne pensoit que a dieu</text:p>
      <text:p text:style-name="P435">Ilz sen fouyrent de ce lieu</text:p>
      <text:p text:style-name="l"><text:span text:style-name="T436">PP</text:span></text:p>
      <text:p text:style-name="P437">Et laisserent pain vin viande</text:p>
      <text:p text:style-name="P438">Criant saint iehan et saint mathieu</text:p>
      <text:soft-page-break/>
      <text:p text:style-name="P439">A qui ilz faisoient leur offrende</text:p>
      <text:p text:style-name="l"/>
      <text:p text:style-name="P440">Les escoliers voyans cecy</text:p>
      <text:p text:style-name="P441">Nonobstant leur abbit de dyable</text:p>
      <text:p text:style-name="P442">Furent alors hors de soucy</text:p>
      <text:p text:style-name="P443">Et sassirent trestous a table</text:p>
      <text:p text:style-name="P444">Et dieu scet silz firent la galle</text:p>
      <text:p text:style-name="P445">Entour le vin et le paste</text:p>
      <text:p text:style-name="P446">Et repeurent pour fin finalle</text:p>
      <text:p text:style-name="P447">De ce qui estoit apreste</text:p>
      <text:p text:style-name="P448"/>
      <text:p text:style-name="P449">Cest bien trompe qui rien ne paye</text:p>
      <text:p text:style-name="P450">Et qui peut viure dauantaige</text:p>
      <text:p text:style-name="P451">Sans debourcer or ne monnoye</text:p>
      <text:p text:style-name="P452">En vsant de ioyeux langaige</text:p>
      <text:p text:style-name="P453">Ses escoliers de bon couraige</text:p>
      <text:p text:style-name="P454">Passerent temps ioyeusement</text:p>
      <text:p text:style-name="P455">Sans bailler ny argent ne gaige</text:p>
      <text:p text:style-name="P456">Et si repeurent franchement</text:p>
      <text:p text:style-name="l">£</text:p>
      <text:p text:style-name="P457">    Se vous voulez suyuir lescole</text:p>
      <text:p text:style-name="P458">De ceulx qui viuent franchement</text:p>
      <text:p text:style-name="P459">Lisez en cestuy protocole</text:p>
      <text:p text:style-name="P460">Et voyez la facon comment</text:p>
      <text:p text:style-name="P461">Mettez y vostre entendement</text:p>
      <text:p text:style-name="P462">A faire comment il faisoient</text:p>
      <text:p text:style-name="P463">Et sil ny a empechement</text:p>
      <text:p text:style-name="P464">Vous viures comment ilz viuoyent</text:p>
      <text:p text:style-name="l">£</text:p>
      <text:p text:style-name="l"><text:span text:style-name="T465">Cy finist le liure des repeues franchez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weight-complex="bold" fo:color="#4F81BD" fo:font-size="12pt" style:font-size-asian="12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weight-complex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tyle1" style:display-name="Style1" style:family="paragraph" style:parent-style-name="Titre4" style:default-outline-level="4">
      <style:paragraph-properties fo:line-height="100%"/>
      <style:text-properties fo:font-weight="normal" style:font-weight-asian="normal" fo:font-style="normal" style:font-style-asian="normal" style:use-window-font-color="true" fo:font-size="10pt" style:font-size-asian="10pt" fo:hyphenate="false"/>
    </style:style>
    <style:style style:name="h1.sub" style:display-name="&lt;h1.sub&gt;" style:family="paragraph" style:parent-style-name="Titre1" style:default-outline-level="1">
      <style:paragraph-properties fo:line-height="100%"/>
      <style:text-properties fo:font-size="12pt" style:font-size-asian="12pt" fo:hyphenate="false"/>
    </style:style>
    <style:style style:name="h2.sub" style:display-name="&lt;h2.sub&gt;" style:family="paragraph" style:parent-style-name="Titre2" style:default-outline-level="2">
      <style:paragraph-properties fo:line-height="100%"/>
      <style:text-properties fo:font-size="11pt" style:font-size-asian="11pt" fo:hyphenate="false"/>
    </style:style>
    <style:style style:name="h3.sub" style:display-name="&lt;h3.sub&gt;" style:family="paragraph" style:parent-style-name="Titre3" style:default-outline-level="3">
      <style:paragraph-properties fo:line-height="100%"/>
      <style:text-properties fo:font-size="10pt" style:font-size-asian="10pt" fo:hyphenate="false"/>
    </style:style>
    <style:style style:name="h4.sub" style:display-name="&lt;h4.sub&gt;" style:family="paragraph" style:parent-style-name="Style1" style:default-outline-level="4">
      <style:text-properties fo:font-size="9pt" style:font-size-asian="9pt" fo:hyphenate="false"/>
    </style:style>
    <style:style style:name="Style2" style:display-name="Style2" style:family="paragraph" style:parent-style-name="Normal">
      <style:paragraph-properties fo:margin-bottom="0in" fo:line-height="100%" fo:text-indent="0.1652in"/>
      <style:text-properties fo:font-size="12pt" style:font-size-asian="12pt" style:font-size-complex="12pt" fo:hyphenate="false"/>
    </style:style>
    <style:style style:name="p" style:display-name="&lt;p&gt;" style:family="paragraph" style:parent-style-name="Style2">
      <style:text-properties style:font-name="Times New Roman" fo:hyphenate="false"/>
    </style:style>
    <style:style style:name="noindent" style:display-name="&lt;noindent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list" style:display-name="&lt;list&gt;" style:family="paragraph" style:parent-style-name="Normal">
      <style:paragraph-properties fo:margin-bottom="0in" fo:line-height="100%" fo:margin-left="0.1652in" fo:text-indent="-0.1652in">
        <style:tab-stops/>
      </style:paragraph-properties>
      <style:text-properties style:font-name="Times New Roman" fo:font-size="12pt" style:font-size-asian="12pt" fo:hyphenate="false"/>
    </style:style>
    <style:style style:name="ab" style:display-name="&lt;ab&gt;" style:family="paragraph" style:parent-style-name="Normal">
      <style:paragraph-properties fo:text-align="center" fo:margin-top="0.1666in" fo:margin-bottom="0.1666in" fo:line-height="100%"/>
      <style:text-properties style:font-name="Times New Roman" fo:font-size="12pt" style:font-size-asian="12pt" style:font-size-complex="12pt" fo:hyphenate="false"/>
    </style:style>
    <style:style style:name="l" style:display-name="&lt;l&gt;" style:family="paragraph" style:parent-style-name="Normal">
      <style:paragraph-properties fo:margin-bottom="0in" fo:line-height="100%" fo:margin-left="0.1652in" fo:text-indent="-0.1652in">
        <style:tab-stops/>
      </style:paragraph-properties>
      <style:text-properties style:font-name="Times New Roman" fo:font-size="12pt" style:font-size-asian="12pt" fo:hyphenate="false"/>
    </style:style>
    <style:style style:name="figure" style:display-name="&lt;figure&gt;" style:family="paragraph" style:parent-style-name="Normal">
      <style:paragraph-properties fo:text-align="center" fo:margin-bottom="0in" fo:line-height="100%"/>
      <style:text-properties fo:color="#FF0000" fo:hyphenate="false"/>
    </style:style>
    <style:style style:name="trailer" style:display-name="&lt;trailer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Style3" style:display-name="Style3" style:family="paragraph" style:parent-style-name="Normal">
      <style:paragraph-properties fo:text-align="center" fo:margin-top="0.1666in" fo:margin-bottom="0.1666in" fo:line-height="100%"/>
      <style:text-properties style:font-name="Times New Roman" fo:hyphenate="false"/>
    </style:style>
    <style:style style:name="signed" style:display-name="&lt;signed&gt;" style:family="paragraph" style:parent-style-name="Normal">
      <style:paragraph-properties fo:text-align="end" fo:margin-bottom="0in" fo:line-height="100%"/>
      <style:text-properties style:font-name="Times New Roman" fo:font-size="12pt" style:font-size-asian="12pt" style:font-size-complex="12pt" fo:hyphenate="false"/>
    </style:style>
    <style:style style:name="Style4" style:display-name="Style4" style:family="paragraph" style:parent-style-name="Normal">
      <style:paragraph-properties fo:margin-top="0.0833in" fo:margin-bottom="0.0833in" fo:line-height="100%" fo:margin-left="0.3937in">
        <style:tab-stops/>
      </style:paragraph-properties>
      <style:text-properties style:font-name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erm" style:display-name="&lt;term&gt;" style:family="paragraph" style:parent-style-name="Standard">
      <style:paragraph-properties fo:border="0.0034in solid #000000" fo:padding="0in" style:shadow="none" fo:background-color="#DDDDDD"/>
      <style:text-properties style:font-name="Arial Unicode MS" fo:hyphenate="false"/>
    </style:style>
    <style:style style:name="Pagedetitre_titre" style:display-name="&lt;Pagedetitre_titre&gt;" style:family="paragraph" style:parent-style-name="Textbody">
      <style:paragraph-properties fo:text-align="center"/>
      <style:text-properties fo:font-size="32pt" style:font-size-asian="32pt" style:font-size-complex="32pt" fo:hyphenate="false"/>
    </style:style>
    <style:style style:name="Pagedetitre_sous-titre" style:display-name="&lt;Pagedetitre_sous-titre&gt;" style:family="paragraph" style:parent-style-name="Pagedetitre_titre">
      <style:text-properties fo:font-style="italic" style:font-style-asian="italic" style:font-style-complex="italic" fo:hyphenate="false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style:font-weight-complex="bold" fo:color="#4F81BD" fo:font-size="12pt" style:font-size-asian="12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style:font-weight-complex="bol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pb" style:display-name="&lt;pb&gt;" style:family="text" style:parent-style-name="Policepardéfaut">
      <style:text-properties style:font-name="Times New Roman" style:font-name-complex="Times New Roman" fo:font-weight="bold" style:font-weight-asian="bold"/>
    </style:style>
    <style:style style:name="cb" style:display-name="&lt;cb&gt;" style:family="text" style:parent-style-name="Policepardéfaut">
      <style:text-properties style:font-name="Times New Roman" style:font-name-complex="Times New Roman" fo:font-weight="bold" style:font-weight-asian="bold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speaker" style:display-name="&lt;speaker&gt;" style:family="paragraph" style:parent-style-name="Normal">
      <style:paragraph-properties fo:margin-bottom="0in" fo:line-height="100%" fo:margin-left="0.1652in" fo:text-indent="-0.1652in">
        <style:tab-stops/>
      </style:paragraph-properties>
      <style:text-properties style:font-name="Times New Roman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9-02-18T10:10:00Z</meta:creation-date>
    <dc:date>2019-04-04T10:16:00Z</dc:date>
    <meta:template xlink:href="Normal.dotm" xlink:type="simple"/>
    <meta:editing-cycles>1</meta:editing-cycles>
    <meta:editing-duration>PT41700S</meta:editing-duration>
    <meta:document-statistic meta:page-count="26" meta:paragraph-count="69" meta:word-count="5366" meta:character-count="34810" meta:row-count="245" meta:non-whitespace-character-count="29513"/>
  </office:meta>
</office:document-meta>
</file>